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1.54mm"/>
    </style:style>
    <style:style style:name="co11" style:family="table-column">
      <style:table-column-properties fo:break-before="auto" style:column-width="15.86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9.42mm"/>
    </style:style>
    <style:style style:name="co14" style:family="table-column">
      <style:table-column-properties fo:break-before="auto" style:column-width="16.1mm"/>
    </style:style>
    <style:style style:name="co15" style:family="table-column">
      <style:table-column-properties fo:break-before="auto" style:column-width="14.85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2"/>
    <style:style style:name="ce3" style:family="table-cell" style:parent-style-name="Default" style:data-style-name="N111"/>
    <style:style style:name="ce4" style:family="table-cell" style:parent-style-name="Default" style:data-style-name="N112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t fishery season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awl bycatch season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[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#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lf_pot_fishery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7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retained_catch.$Q$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20" table:default-cell-style-name="ce3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109" calcext:value-type="float">
            <text:p>0.01109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0255" calcext:value-type="float">
            <text:p>0.0255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84" calcext:value-type="float">
            <text:p>0.00084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534" calcext:value-type="float">
            <text:p>0.02534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68" calcext:value-type="float">
            <text:p>0.01668</text:p>
          </table:table-cell>
          <table:table-cell office:value-type="float" office:value="0.01177" calcext:value-type="float">
            <text:p>0.01177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0.03847" calcext:value-type="float">
            <text:p>0.03847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58" calcext:value-type="float">
            <text:p>0.00580</text:p>
          </table:table-cell>
          <table:table-cell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1992" calcext:value-type="float">
            <text:p>0.01992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103" calcext:value-type="float">
            <text:p>0.01030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0648" calcext:value-type="float">
            <text:p>0.00648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174" calcext:value-type="float">
            <text:p>0.01740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542" calcext:value-type="float">
            <text:p>0.01542</text:p>
          </table:table-cell>
          <table:table-cell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778" calcext:value-type="float">
            <text:p>0.00778</text:p>
          </table:table-cell>
          <table:table-cell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326" calcext:value-type="float">
            <text:p>0.0132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1651" calcext:value-type="float">
            <text:p>0.01651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693" calcext:value-type="float">
            <text:p>0.01693</text:p>
          </table:table-cell>
          <table:table-cell office:value-type="float" office:value="0.0211" calcext:value-type="float">
            <text:p>0.02110</text:p>
          </table:table-cell>
          <table:table-cell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128" calcext:value-type="float">
            <text:p>0.01280</text:p>
          </table:table-cell>
          <table:table-cell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35" calcext:value-type="float">
            <text:p>0.0035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69" calcext:value-type="float">
            <text:p>0.0016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23" calcext:value-type="float">
            <text:p>0.00123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91" calcext:value-type="float">
            <text:p>0.00191</text:p>
          </table:table-cell>
          <table:table-cell table:number-columns-repeated="2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0.02262" calcext:value-type="float">
            <text:p>0.02262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2282" calcext:value-type="float">
            <text:p>0.0228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1844" calcext:value-type="float">
            <text:p>0.01844</text:p>
          </table:table-cell>
          <table:table-cell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123" calcext:value-type="float">
            <text:p>0.01230</text:p>
          </table:table-cell>
          <table:table-cell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632" calcext:value-type="float">
            <text:p>0.00632</text:p>
          </table:table-cell>
          <table:table-cell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00971" calcext:value-type="float">
            <text:p>0.00971</text:p>
          </table:table-cell>
          <table:table-cell office:value-type="float" office:value="0.01254" calcext:value-type="float">
            <text:p>0.0125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116" calcext:value-type="float">
            <text:p>0.01160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615" calcext:value-type="float">
            <text:p>0.02615</text:p>
          </table:table-cell>
          <table:table-cell office:value-type="float" office:value="0.01835" calcext:value-type="float">
            <text:p>0.01835</text:p>
          </table:table-cell>
          <table:table-cell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157" calcext:value-type="float">
            <text:p>0.02157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combined</text:p>
          </table:table-cell>
          <table:table-cell table:number-columns-repeated="5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7]+[.I3]" office:value-type="float" office:value="0.0222" calcext:value-type="float">
            <text:p>0.02220</text:p>
          </table:table-cell>
          <table:table-cell table:formula="of:=[.J47]+[.J3]" office:value-type="float" office:value="0.0411" calcext:value-type="float">
            <text:p>0.04110</text:p>
          </table:table-cell>
          <table:table-cell table:formula="of:=[.K47]+[.K3]" office:value-type="float" office:value="0.02989" calcext:value-type="float">
            <text:p>0.02989</text:p>
          </table:table-cell>
          <table:table-cell table:formula="of:=[.L47]+[.L3]" office:value-type="float" office:value="0.03787" calcext:value-type="float">
            <text:p>0.03787</text:p>
          </table:table-cell>
          <table:table-cell table:formula="of:=[.M47]+[.M3]" office:value-type="float" office:value="0.0342" calcext:value-type="float">
            <text:p>0.03420</text:p>
          </table:table-cell>
          <table:table-cell table:formula="of:=[.N47]+[.N3]" office:value-type="float" office:value="0.02994" calcext:value-type="float">
            <text:p>0.02994</text:p>
          </table:table-cell>
          <table:table-cell table:formula="of:=[.O47]+[.O3]" office:value-type="float" office:value="0.03088" calcext:value-type="float">
            <text:p>0.03088</text:p>
          </table:table-cell>
          <table:table-cell table:formula="of:=[.P47]+[.P3]" office:value-type="float" office:value="0.02457" calcext:value-type="float">
            <text:p>0.02457</text:p>
          </table:table-cell>
          <table:table-cell table:formula="of:=[.Q47]+[.Q3]" office:value-type="float" office:value="0.02643" calcext:value-type="float">
            <text:p>0.02643</text:p>
          </table:table-cell>
          <table:table-cell table:formula="of:=[.R47]+[.R3]" office:value-type="float" office:value="0.03137" calcext:value-type="float">
            <text:p>0.03137</text:p>
          </table:table-cell>
          <table:table-cell table:formula="of:=[.S47]+[.S3]" office:value-type="float" office:value="0.02677" calcext:value-type="float">
            <text:p>0.02677</text:p>
          </table:table-cell>
          <table:table-cell table:formula="of:=[.T47]+[.T3]" office:value-type="float" office:value="0.0292" calcext:value-type="float">
            <text:p>0.02920</text:p>
          </table:table-cell>
          <table:table-cell table:formula="of:=[.U47]+[.U3]" office:value-type="float" office:value="0.02836" calcext:value-type="float">
            <text:p>0.02836</text:p>
          </table:table-cell>
          <table:table-cell table:formula="of:=[.V47]+[.V3]" office:value-type="float" office:value="0.02734" calcext:value-type="float">
            <text:p>0.02734</text:p>
          </table:table-cell>
          <table:table-cell table:formula="of:=[.W47]+[.W3]" office:value-type="float" office:value="0.02444" calcext:value-type="float">
            <text:p>0.02444</text:p>
          </table:table-cell>
          <table:table-cell table:formula="of:=[.X47]+[.X3]" office:value-type="float" office:value="0.02701" calcext:value-type="float">
            <text:p>0.02701</text:p>
          </table:table-cell>
          <table:table-cell table:formula="of:=[.Y47]+[.Y3]" office:value-type="float" office:value="0.01831" calcext:value-type="float">
            <text:p>0.01831</text:p>
          </table:table-cell>
          <table:table-cell table:formula="of:=[.Z47]+[.Z3]" office:value-type="float" office:value="0.0134" calcext:value-type="float">
            <text:p>0.01340</text:p>
          </table:table-cell>
          <table:table-cell table:formula="of:=[.AA47]+[.AA3]" office:value-type="float" office:value="0.00972" calcext:value-type="float">
            <text:p>0.00972</text:p>
          </table:table-cell>
          <table:table-cell table:formula="of:=[.AB47]+[.AB3]" office:value-type="float" office:value="0.01126" calcext:value-type="float">
            <text:p>0.0112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8]+[.I4]" office:value-type="float" office:value="0.00254" calcext:value-type="float">
            <text:p>0.00254</text:p>
          </table:table-cell>
          <table:table-cell table:formula="of:=[.J48]+[.J4]" office:value-type="float" office:value="0.01272" calcext:value-type="float">
            <text:p>0.01272</text:p>
          </table:table-cell>
          <table:table-cell table:formula="of:=[.K48]+[.K4]" office:value-type="float" office:value="0.02684" calcext:value-type="float">
            <text:p>0.02684</text:p>
          </table:table-cell>
          <table:table-cell table:formula="of:=[.L48]+[.L4]" office:value-type="float" office:value="0.05025" calcext:value-type="float">
            <text:p>0.05025</text:p>
          </table:table-cell>
          <table:table-cell table:formula="of:=[.M48]+[.M4]" office:value-type="float" office:value="0.06225" calcext:value-type="float">
            <text:p>0.06225</text:p>
          </table:table-cell>
          <table:table-cell table:formula="of:=[.N48]+[.N4]" office:value-type="float" office:value="0.05223" calcext:value-type="float">
            <text:p>0.05223</text:p>
          </table:table-cell>
          <table:table-cell table:formula="of:=[.O48]+[.O4]" office:value-type="float" office:value="0.05591" calcext:value-type="float">
            <text:p>0.05591</text:p>
          </table:table-cell>
          <table:table-cell table:formula="of:=[.P48]+[.P4]" office:value-type="float" office:value="0.04486" calcext:value-type="float">
            <text:p>0.04486</text:p>
          </table:table-cell>
          <table:table-cell table:formula="of:=[.Q48]+[.Q4]" office:value-type="float" office:value="0.03916" calcext:value-type="float">
            <text:p>0.03916</text:p>
          </table:table-cell>
          <table:table-cell table:formula="of:=[.R48]+[.R4]" office:value-type="float" office:value="0.0329" calcext:value-type="float">
            <text:p>0.03290</text:p>
          </table:table-cell>
          <table:table-cell table:formula="of:=[.S48]+[.S4]" office:value-type="float" office:value="0.04085" calcext:value-type="float">
            <text:p>0.04085</text:p>
          </table:table-cell>
          <table:table-cell table:formula="of:=[.T48]+[.T4]" office:value-type="float" office:value="0.04379" calcext:value-type="float">
            <text:p>0.04379</text:p>
          </table:table-cell>
          <table:table-cell table:formula="of:=[.U48]+[.U4]" office:value-type="float" office:value="0.03693" calcext:value-type="float">
            <text:p>0.03693</text:p>
          </table:table-cell>
          <table:table-cell table:formula="of:=[.V48]+[.V4]" office:value-type="float" office:value="0.03915" calcext:value-type="float">
            <text:p>0.03915</text:p>
          </table:table-cell>
          <table:table-cell table:formula="of:=[.W48]+[.W4]" office:value-type="float" office:value="0.03351" calcext:value-type="float">
            <text:p>0.03351</text:p>
          </table:table-cell>
          <table:table-cell table:formula="of:=[.X48]+[.X4]" office:value-type="float" office:value="0.02212" calcext:value-type="float">
            <text:p>0.02212</text:p>
          </table:table-cell>
          <table:table-cell table:formula="of:=[.Y48]+[.Y4]" office:value-type="float" office:value="0.02358" calcext:value-type="float">
            <text:p>0.02358</text:p>
          </table:table-cell>
          <table:table-cell table:formula="of:=[.Z48]+[.Z4]" office:value-type="float" office:value="0.01543" calcext:value-type="float">
            <text:p>0.01543</text:p>
          </table:table-cell>
          <table:table-cell table:formula="of:=[.AA48]+[.AA4]" office:value-type="float" office:value="0.00699" calcext:value-type="float">
            <text:p>0.00699</text:p>
          </table:table-cell>
          <table:table-cell table:formula="of:=[.AB48]+[.AB4]" office:value-type="float" office:value="0.0077" calcext:value-type="float">
            <text:p>0.0077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49]+[.I5]" office:value-type="float" office:value="0.00401" calcext:value-type="float">
            <text:p>0.00401</text:p>
          </table:table-cell>
          <table:table-cell table:formula="of:=[.J49]+[.J5]" office:value-type="float" office:value="0.00427" calcext:value-type="float">
            <text:p>0.00427</text:p>
          </table:table-cell>
          <table:table-cell table:formula="of:=[.K49]+[.K5]" office:value-type="float" office:value="0.00653" calcext:value-type="float">
            <text:p>0.00653</text:p>
          </table:table-cell>
          <table:table-cell table:formula="of:=[.L49]+[.L5]" office:value-type="float" office:value="0.01018" calcext:value-type="float">
            <text:p>0.01018</text:p>
          </table:table-cell>
          <table:table-cell table:formula="of:=[.M49]+[.M5]" office:value-type="float" office:value="0.01985" calcext:value-type="float">
            <text:p>0.01985</text:p>
          </table:table-cell>
          <table:table-cell table:formula="of:=[.N49]+[.N5]" office:value-type="float" office:value="0.03762" calcext:value-type="float">
            <text:p>0.03762</text:p>
          </table:table-cell>
          <table:table-cell table:formula="of:=[.O49]+[.O5]" office:value-type="float" office:value="0.04525" calcext:value-type="float">
            <text:p>0.04525</text:p>
          </table:table-cell>
          <table:table-cell table:formula="of:=[.P49]+[.P5]" office:value-type="float" office:value="0.04405" calcext:value-type="float">
            <text:p>0.04405</text:p>
          </table:table-cell>
          <table:table-cell table:formula="of:=[.Q49]+[.Q5]" office:value-type="float" office:value="0.04137" calcext:value-type="float">
            <text:p>0.04137</text:p>
          </table:table-cell>
          <table:table-cell table:formula="of:=[.R49]+[.R5]" office:value-type="float" office:value="0.04496" calcext:value-type="float">
            <text:p>0.04496</text:p>
          </table:table-cell>
          <table:table-cell table:formula="of:=[.S49]+[.S5]" office:value-type="float" office:value="0.04091" calcext:value-type="float">
            <text:p>0.04091</text:p>
          </table:table-cell>
          <table:table-cell table:formula="of:=[.T49]+[.T5]" office:value-type="float" office:value="0.04094" calcext:value-type="float">
            <text:p>0.04094</text:p>
          </table:table-cell>
          <table:table-cell table:formula="of:=[.U49]+[.U5]" office:value-type="float" office:value="0.03108" calcext:value-type="float">
            <text:p>0.03108</text:p>
          </table:table-cell>
          <table:table-cell table:formula="of:=[.V49]+[.V5]" office:value-type="float" office:value="0.03237" calcext:value-type="float">
            <text:p>0.03237</text:p>
          </table:table-cell>
          <table:table-cell table:formula="of:=[.W49]+[.W5]" office:value-type="float" office:value="0.03221" calcext:value-type="float">
            <text:p>0.03221</text:p>
          </table:table-cell>
          <table:table-cell table:formula="of:=[.X49]+[.X5]" office:value-type="float" office:value="0.02589" calcext:value-type="float">
            <text:p>0.02589</text:p>
          </table:table-cell>
          <table:table-cell table:formula="of:=[.Y49]+[.Y5]" office:value-type="float" office:value="0.01664" calcext:value-type="float">
            <text:p>0.01664</text:p>
          </table:table-cell>
          <table:table-cell table:formula="of:=[.Z49]+[.Z5]" office:value-type="float" office:value="0.01399" calcext:value-type="float">
            <text:p>0.01399</text:p>
          </table:table-cell>
          <table:table-cell table:formula="of:=[.AA49]+[.AA5]" office:value-type="float" office:value="0.00839" calcext:value-type="float">
            <text:p>0.00839</text:p>
          </table:table-cell>
          <table:table-cell table:formula="of:=[.AB49]+[.AB5]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0]+[.I6]" office:value-type="float" office:value="0.00429" calcext:value-type="float">
            <text:p>0.00429</text:p>
          </table:table-cell>
          <table:table-cell table:formula="of:=[.J50]+[.J6]" office:value-type="float" office:value="0.01195" calcext:value-type="float">
            <text:p>0.01195</text:p>
          </table:table-cell>
          <table:table-cell table:formula="of:=[.K50]+[.K6]" office:value-type="float" office:value="0.01361" calcext:value-type="float">
            <text:p>0.01361</text:p>
          </table:table-cell>
          <table:table-cell table:formula="of:=[.L50]+[.L6]" office:value-type="float" office:value="0.02401" calcext:value-type="float">
            <text:p>0.02401</text:p>
          </table:table-cell>
          <table:table-cell table:formula="of:=[.M50]+[.M6]" office:value-type="float" office:value="0.01724" calcext:value-type="float">
            <text:p>0.01724</text:p>
          </table:table-cell>
          <table:table-cell table:formula="of:=[.N50]+[.N6]" office:value-type="float" office:value="0.01906" calcext:value-type="float">
            <text:p>0.01906</text:p>
          </table:table-cell>
          <table:table-cell table:formula="of:=[.O50]+[.O6]" office:value-type="float" office:value="0.01783" calcext:value-type="float">
            <text:p>0.01783</text:p>
          </table:table-cell>
          <table:table-cell table:formula="of:=[.P50]+[.P6]" office:value-type="float" office:value="0.0279" calcext:value-type="float">
            <text:p>0.02790</text:p>
          </table:table-cell>
          <table:table-cell table:formula="of:=[.Q50]+[.Q6]" office:value-type="float" office:value="0.02956" calcext:value-type="float">
            <text:p>0.02956</text:p>
          </table:table-cell>
          <table:table-cell table:formula="of:=[.R50]+[.R6]" office:value-type="float" office:value="0.02974" calcext:value-type="float">
            <text:p>0.02974</text:p>
          </table:table-cell>
          <table:table-cell table:formula="of:=[.S50]+[.S6]" office:value-type="float" office:value="0.03003" calcext:value-type="float">
            <text:p>0.03003</text:p>
          </table:table-cell>
          <table:table-cell table:formula="of:=[.T50]+[.T6]" office:value-type="float" office:value="0.03035" calcext:value-type="float">
            <text:p>0.03035</text:p>
          </table:table-cell>
          <table:table-cell table:formula="of:=[.U50]+[.U6]" office:value-type="float" office:value="0.02906" calcext:value-type="float">
            <text:p>0.02906</text:p>
          </table:table-cell>
          <table:table-cell table:formula="of:=[.V50]+[.V6]" office:value-type="float" office:value="0.03665" calcext:value-type="float">
            <text:p>0.03665</text:p>
          </table:table-cell>
          <table:table-cell table:formula="of:=[.W50]+[.W6]" office:value-type="float" office:value="0.03463" calcext:value-type="float">
            <text:p>0.03463</text:p>
          </table:table-cell>
          <table:table-cell table:formula="of:=[.X50]+[.X6]" office:value-type="float" office:value="0.02826" calcext:value-type="float">
            <text:p>0.02826</text:p>
          </table:table-cell>
          <table:table-cell table:formula="of:=[.Y50]+[.Y6]" office:value-type="float" office:value="0.02601" calcext:value-type="float">
            <text:p>0.02601</text:p>
          </table:table-cell>
          <table:table-cell table:formula="of:=[.Z50]+[.Z6]" office:value-type="float" office:value="0.01728" calcext:value-type="float">
            <text:p>0.01728</text:p>
          </table:table-cell>
          <table:table-cell table:formula="of:=[.AA50]+[.AA6]" office:value-type="float" office:value="0.01084" calcext:value-type="float">
            <text:p>0.01084</text:p>
          </table:table-cell>
          <table:table-cell table:formula="of:=[.AB50]+[.AB6]" office:value-type="float" office:value="0.0091" calcext:value-type="float">
            <text:p>0.009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1]+[.I7]" office:value-type="float" office:value="0.02058" calcext:value-type="float">
            <text:p>0.02058</text:p>
          </table:table-cell>
          <table:table-cell table:formula="of:=[.J51]+[.J7]" office:value-type="float" office:value="0.01543" calcext:value-type="float">
            <text:p>0.01543</text:p>
          </table:table-cell>
          <table:table-cell table:formula="of:=[.K51]+[.K7]" office:value-type="float" office:value="0.01033" calcext:value-type="float">
            <text:p>0.01033</text:p>
          </table:table-cell>
          <table:table-cell table:formula="of:=[.L51]+[.L7]" office:value-type="float" office:value="0.01232" calcext:value-type="float">
            <text:p>0.01232</text:p>
          </table:table-cell>
          <table:table-cell table:formula="of:=[.M51]+[.M7]" office:value-type="float" office:value="0.0144" calcext:value-type="float">
            <text:p>0.01440</text:p>
          </table:table-cell>
          <table:table-cell table:formula="of:=[.N51]+[.N7]" office:value-type="float" office:value="0.01627" calcext:value-type="float">
            <text:p>0.01627</text:p>
          </table:table-cell>
          <table:table-cell table:formula="of:=[.O51]+[.O7]" office:value-type="float" office:value="0.01369" calcext:value-type="float">
            <text:p>0.01369</text:p>
          </table:table-cell>
          <table:table-cell table:formula="of:=[.P51]+[.P7]" office:value-type="float" office:value="0.01548" calcext:value-type="float">
            <text:p>0.01548</text:p>
          </table:table-cell>
          <table:table-cell table:formula="of:=[.Q51]+[.Q7]" office:value-type="float" office:value="0.01636" calcext:value-type="float">
            <text:p>0.01636</text:p>
          </table:table-cell>
          <table:table-cell table:formula="of:=[.R51]+[.R7]" office:value-type="float" office:value="0.01566" calcext:value-type="float">
            <text:p>0.01566</text:p>
          </table:table-cell>
          <table:table-cell table:formula="of:=[.S51]+[.S7]" office:value-type="float" office:value="0.02351" calcext:value-type="float">
            <text:p>0.02351</text:p>
          </table:table-cell>
          <table:table-cell table:formula="of:=[.T51]+[.T7]" office:value-type="float" office:value="0.03377" calcext:value-type="float">
            <text:p>0.03377</text:p>
          </table:table-cell>
          <table:table-cell table:formula="of:=[.U51]+[.U7]" office:value-type="float" office:value="0.03325" calcext:value-type="float">
            <text:p>0.03325</text:p>
          </table:table-cell>
          <table:table-cell table:formula="of:=[.V51]+[.V7]" office:value-type="float" office:value="0.04324" calcext:value-type="float">
            <text:p>0.04324</text:p>
          </table:table-cell>
          <table:table-cell table:formula="of:=[.W51]+[.W7]" office:value-type="float" office:value="0.04149" calcext:value-type="float">
            <text:p>0.04149</text:p>
          </table:table-cell>
          <table:table-cell table:formula="of:=[.X51]+[.X7]" office:value-type="float" office:value="0.03777" calcext:value-type="float">
            <text:p>0.03777</text:p>
          </table:table-cell>
          <table:table-cell table:formula="of:=[.Y51]+[.Y7]" office:value-type="float" office:value="0.03592" calcext:value-type="float">
            <text:p>0.03592</text:p>
          </table:table-cell>
          <table:table-cell table:formula="of:=[.Z51]+[.Z7]" office:value-type="float" office:value="0.02977" calcext:value-type="float">
            <text:p>0.02977</text:p>
          </table:table-cell>
          <table:table-cell table:formula="of:=[.AA51]+[.AA7]" office:value-type="float" office:value="0.0136" calcext:value-type="float">
            <text:p>0.01360</text:p>
          </table:table-cell>
          <table:table-cell table:formula="of:=[.AB51]+[.AB7]" office:value-type="float" office:value="0.02353" calcext:value-type="float">
            <text:p>0.0235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2]+[.I8]" office:value-type="float" office:value="0.00673" calcext:value-type="float">
            <text:p>0.00673</text:p>
          </table:table-cell>
          <table:table-cell table:formula="of:=[.J52]+[.J8]" office:value-type="float" office:value="0.01333" calcext:value-type="float">
            <text:p>0.01333</text:p>
          </table:table-cell>
          <table:table-cell table:formula="of:=[.K52]+[.K8]" office:value-type="float" office:value="0.03758" calcext:value-type="float">
            <text:p>0.03758</text:p>
          </table:table-cell>
          <table:table-cell table:formula="of:=[.L52]+[.L8]" office:value-type="float" office:value="0.02873" calcext:value-type="float">
            <text:p>0.02873</text:p>
          </table:table-cell>
          <table:table-cell table:formula="of:=[.M52]+[.M8]" office:value-type="float" office:value="0.02951" calcext:value-type="float">
            <text:p>0.02951</text:p>
          </table:table-cell>
          <table:table-cell table:formula="of:=[.N52]+[.N8]" office:value-type="float" office:value="0.02964" calcext:value-type="float">
            <text:p>0.02964</text:p>
          </table:table-cell>
          <table:table-cell table:formula="of:=[.O52]+[.O8]" office:value-type="float" office:value="0.02645" calcext:value-type="float">
            <text:p>0.02645</text:p>
          </table:table-cell>
          <table:table-cell table:formula="of:=[.P52]+[.P8]" office:value-type="float" office:value="0.02622" calcext:value-type="float">
            <text:p>0.02622</text:p>
          </table:table-cell>
          <table:table-cell table:formula="of:=[.Q52]+[.Q8]" office:value-type="float" office:value="0.02244" calcext:value-type="float">
            <text:p>0.02244</text:p>
          </table:table-cell>
          <table:table-cell table:formula="of:=[.R52]+[.R8]" office:value-type="float" office:value="0.01916" calcext:value-type="float">
            <text:p>0.01916</text:p>
          </table:table-cell>
          <table:table-cell table:formula="of:=[.S52]+[.S8]" office:value-type="float" office:value="0.02082" calcext:value-type="float">
            <text:p>0.02082</text:p>
          </table:table-cell>
          <table:table-cell table:formula="of:=[.T52]+[.T8]" office:value-type="float" office:value="0.01647" calcext:value-type="float">
            <text:p>0.01647</text:p>
          </table:table-cell>
          <table:table-cell table:formula="of:=[.U52]+[.U8]" office:value-type="float" office:value="0.02307" calcext:value-type="float">
            <text:p>0.02307</text:p>
          </table:table-cell>
          <table:table-cell table:formula="of:=[.V52]+[.V8]" office:value-type="float" office:value="0.0251" calcext:value-type="float">
            <text:p>0.02510</text:p>
          </table:table-cell>
          <table:table-cell table:formula="of:=[.W52]+[.W8]" office:value-type="float" office:value="0.02637" calcext:value-type="float">
            <text:p>0.02637</text:p>
          </table:table-cell>
          <table:table-cell table:formula="of:=[.X52]+[.X8]" office:value-type="float" office:value="0.03781" calcext:value-type="float">
            <text:p>0.03781</text:p>
          </table:table-cell>
          <table:table-cell table:formula="of:=[.Y52]+[.Y8]" office:value-type="float" office:value="0.02664" calcext:value-type="float">
            <text:p>0.02664</text:p>
          </table:table-cell>
          <table:table-cell table:formula="of:=[.Z52]+[.Z8]" office:value-type="float" office:value="0.02678" calcext:value-type="float">
            <text:p>0.02678</text:p>
          </table:table-cell>
          <table:table-cell table:formula="of:=[.AA52]+[.AA8]" office:value-type="float" office:value="0.02163" calcext:value-type="float">
            <text:p>0.02163</text:p>
          </table:table-cell>
          <table:table-cell table:formula="of:=[.AB52]+[.AB8]" office:value-type="float" office:value="0.03565" calcext:value-type="float">
            <text:p>0.035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3]+[.I9]" office:value-type="float" office:value="0.01595" calcext:value-type="float">
            <text:p>0.01595</text:p>
          </table:table-cell>
          <table:table-cell table:formula="of:=[.J53]+[.J9]" office:value-type="float" office:value="0.01131" calcext:value-type="float">
            <text:p>0.01131</text:p>
          </table:table-cell>
          <table:table-cell table:formula="of:=[.K53]+[.K9]" office:value-type="float" office:value="0.01823" calcext:value-type="float">
            <text:p>0.01823</text:p>
          </table:table-cell>
          <table:table-cell table:formula="of:=[.L53]+[.L9]" office:value-type="float" office:value="0.02395" calcext:value-type="float">
            <text:p>0.02395</text:p>
          </table:table-cell>
          <table:table-cell table:formula="of:=[.M53]+[.M9]" office:value-type="float" office:value="0.0366" calcext:value-type="float">
            <text:p>0.03660</text:p>
          </table:table-cell>
          <table:table-cell table:formula="of:=[.N53]+[.N9]" office:value-type="float" office:value="0.03616" calcext:value-type="float">
            <text:p>0.03616</text:p>
          </table:table-cell>
          <table:table-cell table:formula="of:=[.O53]+[.O9]" office:value-type="float" office:value="0.03305" calcext:value-type="float">
            <text:p>0.03305</text:p>
          </table:table-cell>
          <table:table-cell table:formula="of:=[.P53]+[.P9]" office:value-type="float" office:value="0.03673" calcext:value-type="float">
            <text:p>0.03673</text:p>
          </table:table-cell>
          <table:table-cell table:formula="of:=[.Q53]+[.Q9]" office:value-type="float" office:value="0.02909" calcext:value-type="float">
            <text:p>0.02909</text:p>
          </table:table-cell>
          <table:table-cell table:formula="of:=[.R53]+[.R9]" office:value-type="float" office:value="0.03556" calcext:value-type="float">
            <text:p>0.03556</text:p>
          </table:table-cell>
          <table:table-cell table:formula="of:=[.S53]+[.S9]" office:value-type="float" office:value="0.02605" calcext:value-type="float">
            <text:p>0.02605</text:p>
          </table:table-cell>
          <table:table-cell table:formula="of:=[.T53]+[.T9]" office:value-type="float" office:value="0.02846" calcext:value-type="float">
            <text:p>0.02846</text:p>
          </table:table-cell>
          <table:table-cell table:formula="of:=[.U53]+[.U9]" office:value-type="float" office:value="0.0194" calcext:value-type="float">
            <text:p>0.01940</text:p>
          </table:table-cell>
          <table:table-cell table:formula="of:=[.V53]+[.V9]" office:value-type="float" office:value="0.02207" calcext:value-type="float">
            <text:p>0.02207</text:p>
          </table:table-cell>
          <table:table-cell table:formula="of:=[.W53]+[.W9]" office:value-type="float" office:value="0.01557" calcext:value-type="float">
            <text:p>0.01557</text:p>
          </table:table-cell>
          <table:table-cell table:formula="of:=[.X53]+[.X9]" office:value-type="float" office:value="0.01448" calcext:value-type="float">
            <text:p>0.01448</text:p>
          </table:table-cell>
          <table:table-cell table:formula="of:=[.Y53]+[.Y9]" office:value-type="float" office:value="0.01123" calcext:value-type="float">
            <text:p>0.01123</text:p>
          </table:table-cell>
          <table:table-cell table:formula="of:=[.Z53]+[.Z9]" office:value-type="float" office:value="0.01057" calcext:value-type="float">
            <text:p>0.01057</text:p>
          </table:table-cell>
          <table:table-cell table:formula="of:=[.AA53]+[.AA9]" office:value-type="float" office:value="0.0085" calcext:value-type="float">
            <text:p>0.00850</text:p>
          </table:table-cell>
          <table:table-cell table:formula="of:=[.AB53]+[.AB9]" office:value-type="float" office:value="0.0176" calcext:value-type="float">
            <text:p>0.0176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4]+[.I10]" office:value-type="float" office:value="0.07924" calcext:value-type="float">
            <text:p>0.07924</text:p>
          </table:table-cell>
          <table:table-cell table:formula="of:=[.J54]+[.J10]" office:value-type="float" office:value="0.08112" calcext:value-type="float">
            <text:p>0.08112</text:p>
          </table:table-cell>
          <table:table-cell table:formula="of:=[.K54]+[.K10]" office:value-type="float" office:value="0.06821" calcext:value-type="float">
            <text:p>0.06821</text:p>
          </table:table-cell>
          <table:table-cell table:formula="of:=[.L54]+[.L10]" office:value-type="float" office:value="0.02867" calcext:value-type="float">
            <text:p>0.02867</text:p>
          </table:table-cell>
          <table:table-cell table:formula="of:=[.M54]+[.M10]" office:value-type="float" office:value="0.02399" calcext:value-type="float">
            <text:p>0.02399</text:p>
          </table:table-cell>
          <table:table-cell table:formula="of:=[.N54]+[.N10]" office:value-type="float" office:value="0.031" calcext:value-type="float">
            <text:p>0.03100</text:p>
          </table:table-cell>
          <table:table-cell table:formula="of:=[.O54]+[.O10]" office:value-type="float" office:value="0.03527" calcext:value-type="float">
            <text:p>0.03527</text:p>
          </table:table-cell>
          <table:table-cell table:formula="of:=[.P54]+[.P10]" office:value-type="float" office:value="0.02872" calcext:value-type="float">
            <text:p>0.02872</text:p>
          </table:table-cell>
          <table:table-cell table:formula="of:=[.Q54]+[.Q10]" office:value-type="float" office:value="0.01973" calcext:value-type="float">
            <text:p>0.01973</text:p>
          </table:table-cell>
          <table:table-cell table:formula="of:=[.R54]+[.R10]" office:value-type="float" office:value="0.0171" calcext:value-type="float">
            <text:p>0.01710</text:p>
          </table:table-cell>
          <table:table-cell table:formula="of:=[.S54]+[.S10]" office:value-type="float" office:value="0.01983" calcext:value-type="float">
            <text:p>0.01983</text:p>
          </table:table-cell>
          <table:table-cell table:formula="of:=[.T54]+[.T10]" office:value-type="float" office:value="0.01411" calcext:value-type="float">
            <text:p>0.01411</text:p>
          </table:table-cell>
          <table:table-cell table:formula="of:=[.U54]+[.U10]" office:value-type="float" office:value="0.01306" calcext:value-type="float">
            <text:p>0.01306</text:p>
          </table:table-cell>
          <table:table-cell table:formula="of:=[.V54]+[.V10]" office:value-type="float" office:value="0.00791" calcext:value-type="float">
            <text:p>0.00791</text:p>
          </table:table-cell>
          <table:table-cell table:formula="of:=[.W54]+[.W10]" office:value-type="float" office:value="0.00658" calcext:value-type="float">
            <text:p>0.00658</text:p>
          </table:table-cell>
          <table:table-cell table:formula="of:=[.X54]+[.X10]" office:value-type="float" office:value="0.00433" calcext:value-type="float">
            <text:p>0.00433</text:p>
          </table:table-cell>
          <table:table-cell table:formula="of:=[.Y54]+[.Y10]" office:value-type="float" office:value="0.00394" calcext:value-type="float">
            <text:p>0.00394</text:p>
          </table:table-cell>
          <table:table-cell table:formula="of:=[.Z54]+[.Z10]" office:value-type="float" office:value="0.00053" calcext:value-type="float">
            <text:p>0.00053</text:p>
          </table:table-cell>
          <table:table-cell table:formula="of:=[.AA54]+[.AA10]" office:value-type="float" office:value="0.00041" calcext:value-type="float">
            <text:p>0.00041</text:p>
          </table:table-cell>
          <table:table-cell table:formula="of:=[.AB54]+[.AB10]" office:value-type="float" office:value="0.00176" calcext:value-type="float">
            <text:p>0.001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5]+[.I11]" office:value-type="float" office:value="0.03252" calcext:value-type="float">
            <text:p>0.03252</text:p>
          </table:table-cell>
          <table:table-cell table:formula="of:=[.J55]+[.J11]" office:value-type="float" office:value="0.03556" calcext:value-type="float">
            <text:p>0.03556</text:p>
          </table:table-cell>
          <table:table-cell table:formula="of:=[.K55]+[.K11]" office:value-type="float" office:value="0.0497" calcext:value-type="float">
            <text:p>0.04970</text:p>
          </table:table-cell>
          <table:table-cell table:formula="of:=[.L55]+[.L11]" office:value-type="float" office:value="0.06649" calcext:value-type="float">
            <text:p>0.06649</text:p>
          </table:table-cell>
          <table:table-cell table:formula="of:=[.M55]+[.M11]" office:value-type="float" office:value="0.08005" calcext:value-type="float">
            <text:p>0.08005</text:p>
          </table:table-cell>
          <table:table-cell table:formula="of:=[.N55]+[.N11]" office:value-type="float" office:value="0.07825" calcext:value-type="float">
            <text:p>0.07825</text:p>
          </table:table-cell>
          <table:table-cell table:formula="of:=[.O55]+[.O11]" office:value-type="float" office:value="0.05982" calcext:value-type="float">
            <text:p>0.05982</text:p>
          </table:table-cell>
          <table:table-cell table:formula="of:=[.P55]+[.P11]" office:value-type="float" office:value="0.04681" calcext:value-type="float">
            <text:p>0.04681</text:p>
          </table:table-cell>
          <table:table-cell table:formula="of:=[.Q55]+[.Q11]" office:value-type="float" office:value="0.04016" calcext:value-type="float">
            <text:p>0.04016</text:p>
          </table:table-cell>
          <table:table-cell table:formula="of:=[.R55]+[.R11]" office:value-type="float" office:value="0.03975" calcext:value-type="float">
            <text:p>0.03975</text:p>
          </table:table-cell>
          <table:table-cell table:formula="of:=[.S55]+[.S11]" office:value-type="float" office:value="0.03202" calcext:value-type="float">
            <text:p>0.03202</text:p>
          </table:table-cell>
          <table:table-cell table:formula="of:=[.T55]+[.T11]" office:value-type="float" office:value="0.03089" calcext:value-type="float">
            <text:p>0.03089</text:p>
          </table:table-cell>
          <table:table-cell table:formula="of:=[.U55]+[.U11]" office:value-type="float" office:value="0.01901" calcext:value-type="float">
            <text:p>0.01901</text:p>
          </table:table-cell>
          <table:table-cell table:formula="of:=[.V55]+[.V11]" office:value-type="float" office:value="0.01192" calcext:value-type="float">
            <text:p>0.01192</text:p>
          </table:table-cell>
          <table:table-cell table:formula="of:=[.W55]+[.W11]" office:value-type="float" office:value="0.01067" calcext:value-type="float">
            <text:p>0.01067</text:p>
          </table:table-cell>
          <table:table-cell table:formula="of:=[.X55]+[.X11]" office:value-type="float" office:value="0.00368" calcext:value-type="float">
            <text:p>0.00368</text:p>
          </table:table-cell>
          <table:table-cell table:formula="of:=[.Y55]+[.Y11]" office:value-type="float" office:value="0.0025" calcext:value-type="float">
            <text:p>0.00250</text:p>
          </table:table-cell>
          <table:table-cell table:formula="of:=[.Z55]+[.Z11]" office:value-type="float" office:value="0.00123" calcext:value-type="float">
            <text:p>0.00123</text:p>
          </table:table-cell>
          <table:table-cell table:formula="of:=[.AA55]+[.AA11]" office:value-type="float" office:value="0" calcext:value-type="float">
            <text:p>0.00000</text:p>
          </table:table-cell>
          <table:table-cell table:formula="of:=[.AB55]+[.AB11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6]+[.I12]" office:value-type="float" office:value="0.01605" calcext:value-type="float">
            <text:p>0.01605</text:p>
          </table:table-cell>
          <table:table-cell table:formula="of:=[.J56]+[.J12]" office:value-type="float" office:value="0.0626" calcext:value-type="float">
            <text:p>0.06260</text:p>
          </table:table-cell>
          <table:table-cell table:formula="of:=[.K56]+[.K12]" office:value-type="float" office:value="0.12287" calcext:value-type="float">
            <text:p>0.12287</text:p>
          </table:table-cell>
          <table:table-cell table:formula="of:=[.L56]+[.L12]" office:value-type="float" office:value="0.13271" calcext:value-type="float">
            <text:p>0.13271</text:p>
          </table:table-cell>
          <table:table-cell table:formula="of:=[.M56]+[.M12]" office:value-type="float" office:value="0.06822" calcext:value-type="float">
            <text:p>0.06822</text:p>
          </table:table-cell>
          <table:table-cell table:formula="of:=[.N56]+[.N12]" office:value-type="float" office:value="0.03886" calcext:value-type="float">
            <text:p>0.03886</text:p>
          </table:table-cell>
          <table:table-cell table:formula="of:=[.O56]+[.O12]" office:value-type="float" office:value="0.02064" calcext:value-type="float">
            <text:p>0.02064</text:p>
          </table:table-cell>
          <table:table-cell table:formula="of:=[.P56]+[.P12]" office:value-type="float" office:value="0.02018" calcext:value-type="float">
            <text:p>0.02018</text:p>
          </table:table-cell>
          <table:table-cell table:formula="of:=[.Q56]+[.Q12]" office:value-type="float" office:value="0.02078" calcext:value-type="float">
            <text:p>0.02078</text:p>
          </table:table-cell>
          <table:table-cell table:formula="of:=[.R56]+[.R12]" office:value-type="float" office:value="0.01535" calcext:value-type="float">
            <text:p>0.01535</text:p>
          </table:table-cell>
          <table:table-cell table:formula="of:=[.S56]+[.S12]" office:value-type="float" office:value="0.01185" calcext:value-type="float">
            <text:p>0.01185</text:p>
          </table:table-cell>
          <table:table-cell table:formula="of:=[.T56]+[.T12]" office:value-type="float" office:value="0.00719" calcext:value-type="float">
            <text:p>0.00719</text:p>
          </table:table-cell>
          <table:table-cell table:formula="of:=[.U56]+[.U12]" office:value-type="float" office:value="0.00632" calcext:value-type="float">
            <text:p>0.00632</text:p>
          </table:table-cell>
          <table:table-cell table:formula="of:=[.V56]+[.V12]" office:value-type="float" office:value="0.00501" calcext:value-type="float">
            <text:p>0.00501</text:p>
          </table:table-cell>
          <table:table-cell table:formula="of:=[.W56]+[.W12]" office:value-type="float" office:value="0.00652" calcext:value-type="float">
            <text:p>0.00652</text:p>
          </table:table-cell>
          <table:table-cell table:formula="of:=[.X56]+[.X12]" office:value-type="float" office:value="0.00209" calcext:value-type="float">
            <text:p>0.00209</text:p>
          </table:table-cell>
          <table:table-cell table:formula="of:=[.Y56]+[.Y12]" office:value-type="float" office:value="0.00087" calcext:value-type="float">
            <text:p>0.00087</text:p>
          </table:table-cell>
          <table:table-cell table:formula="of:=[.Z56]+[.Z12]" office:value-type="float" office:value="0.00089" calcext:value-type="float">
            <text:p>0.00089</text:p>
          </table:table-cell>
          <table:table-cell table:formula="of:=[.AA56]+[.AA12]" office:value-type="float" office:value="0.0001" calcext:value-type="float">
            <text:p>0.00010</text:p>
          </table:table-cell>
          <table:table-cell table:formula="of:=[.AB56]+[.AB12]" office:value-type="float" office:value="0.0003" calcext:value-type="float">
            <text:p>0.000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7]+[.I13]" office:value-type="float" office:value="0.00261" calcext:value-type="float">
            <text:p>0.00261</text:p>
          </table:table-cell>
          <table:table-cell table:formula="of:=[.J57]+[.J13]" office:value-type="float" office:value="0.01279" calcext:value-type="float">
            <text:p>0.01279</text:p>
          </table:table-cell>
          <table:table-cell table:formula="of:=[.K57]+[.K13]" office:value-type="float" office:value="0.02442" calcext:value-type="float">
            <text:p>0.02442</text:p>
          </table:table-cell>
          <table:table-cell table:formula="of:=[.L57]+[.L13]" office:value-type="float" office:value="0.03954" calcext:value-type="float">
            <text:p>0.03954</text:p>
          </table:table-cell>
          <table:table-cell table:formula="of:=[.M57]+[.M13]" office:value-type="float" office:value="0.0589" calcext:value-type="float">
            <text:p>0.05890</text:p>
          </table:table-cell>
          <table:table-cell table:formula="of:=[.N57]+[.N13]" office:value-type="float" office:value="0.05817" calcext:value-type="float">
            <text:p>0.05817</text:p>
          </table:table-cell>
          <table:table-cell table:formula="of:=[.O57]+[.O13]" office:value-type="float" office:value="0.04235" calcext:value-type="float">
            <text:p>0.04235</text:p>
          </table:table-cell>
          <table:table-cell table:formula="of:=[.P57]+[.P13]" office:value-type="float" office:value="0.04026" calcext:value-type="float">
            <text:p>0.04026</text:p>
          </table:table-cell>
          <table:table-cell table:formula="of:=[.Q57]+[.Q13]" office:value-type="float" office:value="0.06015" calcext:value-type="float">
            <text:p>0.06015</text:p>
          </table:table-cell>
          <table:table-cell table:formula="of:=[.R57]+[.R13]" office:value-type="float" office:value="0.06139" calcext:value-type="float">
            <text:p>0.06139</text:p>
          </table:table-cell>
          <table:table-cell table:formula="of:=[.S57]+[.S13]" office:value-type="float" office:value="0.05132" calcext:value-type="float">
            <text:p>0.05132</text:p>
          </table:table-cell>
          <table:table-cell table:formula="of:=[.T57]+[.T13]" office:value-type="float" office:value="0.05231" calcext:value-type="float">
            <text:p>0.05231</text:p>
          </table:table-cell>
          <table:table-cell table:formula="of:=[.U57]+[.U13]" office:value-type="float" office:value="0.0497" calcext:value-type="float">
            <text:p>0.04970</text:p>
          </table:table-cell>
          <table:table-cell table:formula="of:=[.V57]+[.V13]" office:value-type="float" office:value="0.04183" calcext:value-type="float">
            <text:p>0.04183</text:p>
          </table:table-cell>
          <table:table-cell table:formula="of:=[.W57]+[.W13]" office:value-type="float" office:value="0.02794" calcext:value-type="float">
            <text:p>0.02794</text:p>
          </table:table-cell>
          <table:table-cell table:formula="of:=[.X57]+[.X13]" office:value-type="float" office:value="0.02374" calcext:value-type="float">
            <text:p>0.02374</text:p>
          </table:table-cell>
          <table:table-cell table:formula="of:=[.Y57]+[.Y13]" office:value-type="float" office:value="0.00176" calcext:value-type="float">
            <text:p>0.00176</text:p>
          </table:table-cell>
          <table:table-cell table:formula="of:=[.Z57]+[.Z13]" office:value-type="float" office:value="0.0051" calcext:value-type="float">
            <text:p>0.00510</text:p>
          </table:table-cell>
          <table:table-cell table:formula="of:=[.AA57]+[.AA13]" office:value-type="float" office:value="0.00415" calcext:value-type="float">
            <text:p>0.00415</text:p>
          </table:table-cell>
          <table:table-cell table:formula="of:=[.AB57]+[.AB13]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8]+[.I14]" office:value-type="float" office:value="0.01118" calcext:value-type="float">
            <text:p>0.01118</text:p>
          </table:table-cell>
          <table:table-cell table:formula="of:=[.J58]+[.J14]" office:value-type="float" office:value="0.01788" calcext:value-type="float">
            <text:p>0.01788</text:p>
          </table:table-cell>
          <table:table-cell table:formula="of:=[.K58]+[.K14]" office:value-type="float" office:value="0.0248" calcext:value-type="float">
            <text:p>0.02480</text:p>
          </table:table-cell>
          <table:table-cell table:formula="of:=[.L58]+[.L14]" office:value-type="float" office:value="0.0201" calcext:value-type="float">
            <text:p>0.02010</text:p>
          </table:table-cell>
          <table:table-cell table:formula="of:=[.M58]+[.M14]" office:value-type="float" office:value="0.02318" calcext:value-type="float">
            <text:p>0.02318</text:p>
          </table:table-cell>
          <table:table-cell table:formula="of:=[.N58]+[.N14]" office:value-type="float" office:value="0.01563" calcext:value-type="float">
            <text:p>0.01563</text:p>
          </table:table-cell>
          <table:table-cell table:formula="of:=[.O58]+[.O14]" office:value-type="float" office:value="0.04079" calcext:value-type="float">
            <text:p>0.04079</text:p>
          </table:table-cell>
          <table:table-cell table:formula="of:=[.P58]+[.P14]" office:value-type="float" office:value="0.04" calcext:value-type="float">
            <text:p>0.04000</text:p>
          </table:table-cell>
          <table:table-cell table:formula="of:=[.Q58]+[.Q14]" office:value-type="float" office:value="0.05588" calcext:value-type="float">
            <text:p>0.05588</text:p>
          </table:table-cell>
          <table:table-cell table:formula="of:=[.R58]+[.R14]" office:value-type="float" office:value="0.04852" calcext:value-type="float">
            <text:p>0.04852</text:p>
          </table:table-cell>
          <table:table-cell table:formula="of:=[.S58]+[.S14]" office:value-type="float" office:value="0.06746" calcext:value-type="float">
            <text:p>0.06746</text:p>
          </table:table-cell>
          <table:table-cell table:formula="of:=[.T58]+[.T14]" office:value-type="float" office:value="0.07339" calcext:value-type="float">
            <text:p>0.07339</text:p>
          </table:table-cell>
          <table:table-cell table:formula="of:=[.U58]+[.U14]" office:value-type="float" office:value="0.07" calcext:value-type="float">
            <text:p>0.07000</text:p>
          </table:table-cell>
          <table:table-cell table:formula="of:=[.V58]+[.V14]" office:value-type="float" office:value="0.07875" calcext:value-type="float">
            <text:p>0.07875</text:p>
          </table:table-cell>
          <table:table-cell table:formula="of:=[.W58]+[.W14]" office:value-type="float" office:value="0.05634" calcext:value-type="float">
            <text:p>0.05634</text:p>
          </table:table-cell>
          <table:table-cell table:formula="of:=[.X58]+[.X14]" office:value-type="float" office:value="0.03848" calcext:value-type="float">
            <text:p>0.03848</text:p>
          </table:table-cell>
          <table:table-cell table:formula="of:=[.Y58]+[.Y14]" office:value-type="float" office:value="0.02745" calcext:value-type="float">
            <text:p>0.02745</text:p>
          </table:table-cell>
          <table:table-cell table:formula="of:=[.Z58]+[.Z14]" office:value-type="float" office:value="0.00733" calcext:value-type="float">
            <text:p>0.00733</text:p>
          </table:table-cell>
          <table:table-cell table:formula="of:=[.AA58]+[.AA14]" office:value-type="float" office:value="0.00293" calcext:value-type="float">
            <text:p>0.00293</text:p>
          </table:table-cell>
          <table:table-cell table:formula="of:=[.AB58]+[.AB14]" office:value-type="float" office:value="0.00232" calcext:value-type="float">
            <text:p>0.0023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59]+[.I15]" office:value-type="float" office:value="0.00124" calcext:value-type="float">
            <text:p>0.00124</text:p>
          </table:table-cell>
          <table:table-cell table:formula="of:=[.J59]+[.J15]" office:value-type="float" office:value="0.00707" calcext:value-type="float">
            <text:p>0.00707</text:p>
          </table:table-cell>
          <table:table-cell table:formula="of:=[.K59]+[.K15]" office:value-type="float" office:value="0.03402" calcext:value-type="float">
            <text:p>0.03402</text:p>
          </table:table-cell>
          <table:table-cell table:formula="of:=[.L59]+[.L15]" office:value-type="float" office:value="0.05458" calcext:value-type="float">
            <text:p>0.05458</text:p>
          </table:table-cell>
          <table:table-cell table:formula="of:=[.M59]+[.M15]" office:value-type="float" office:value="0.04693" calcext:value-type="float">
            <text:p>0.04693</text:p>
          </table:table-cell>
          <table:table-cell table:formula="of:=[.N59]+[.N15]" office:value-type="float" office:value="0.03171" calcext:value-type="float">
            <text:p>0.03171</text:p>
          </table:table-cell>
          <table:table-cell table:formula="of:=[.O59]+[.O15]" office:value-type="float" office:value="0.02904" calcext:value-type="float">
            <text:p>0.02904</text:p>
          </table:table-cell>
          <table:table-cell table:formula="of:=[.P59]+[.P15]" office:value-type="float" office:value="0.0291" calcext:value-type="float">
            <text:p>0.02910</text:p>
          </table:table-cell>
          <table:table-cell table:formula="of:=[.Q59]+[.Q15]" office:value-type="float" office:value="0.03095" calcext:value-type="float">
            <text:p>0.03095</text:p>
          </table:table-cell>
          <table:table-cell table:formula="of:=[.R59]+[.R15]" office:value-type="float" office:value="0.02534" calcext:value-type="float">
            <text:p>0.02534</text:p>
          </table:table-cell>
          <table:table-cell table:formula="of:=[.S59]+[.S15]" office:value-type="float" office:value="0.0332" calcext:value-type="float">
            <text:p>0.03320</text:p>
          </table:table-cell>
          <table:table-cell table:formula="of:=[.T59]+[.T15]" office:value-type="float" office:value="0.02702" calcext:value-type="float">
            <text:p>0.02702</text:p>
          </table:table-cell>
          <table:table-cell table:formula="of:=[.U59]+[.U15]" office:value-type="float" office:value="0.03627" calcext:value-type="float">
            <text:p>0.03627</text:p>
          </table:table-cell>
          <table:table-cell table:formula="of:=[.V59]+[.V15]" office:value-type="float" office:value="0.03448" calcext:value-type="float">
            <text:p>0.03448</text:p>
          </table:table-cell>
          <table:table-cell table:formula="of:=[.W59]+[.W15]" office:value-type="float" office:value="0.02896" calcext:value-type="float">
            <text:p>0.02896</text:p>
          </table:table-cell>
          <table:table-cell table:formula="of:=[.X59]+[.X15]" office:value-type="float" office:value="0.0284" calcext:value-type="float">
            <text:p>0.02840</text:p>
          </table:table-cell>
          <table:table-cell table:formula="of:=[.Y59]+[.Y15]" office:value-type="float" office:value="0.01826" calcext:value-type="float">
            <text:p>0.01826</text:p>
          </table:table-cell>
          <table:table-cell table:formula="of:=[.Z59]+[.Z15]" office:value-type="float" office:value="0.01539" calcext:value-type="float">
            <text:p>0.01539</text:p>
          </table:table-cell>
          <table:table-cell table:formula="of:=[.AA59]+[.AA15]" office:value-type="float" office:value="0.0038" calcext:value-type="float">
            <text:p>0.00380</text:p>
          </table:table-cell>
          <table:table-cell table:formula="of:=[.AB59]+[.AB15]" office:value-type="float" office:value="0.00394" calcext:value-type="float">
            <text:p>0.003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0]+[.I16]" office:value-type="float" office:value="0.00132" calcext:value-type="float">
            <text:p>0.00132</text:p>
          </table:table-cell>
          <table:table-cell table:formula="of:=[.J60]+[.J16]" office:value-type="float" office:value="0.00131" calcext:value-type="float">
            <text:p>0.00131</text:p>
          </table:table-cell>
          <table:table-cell table:formula="of:=[.K60]+[.K16]" office:value-type="float" office:value="0.00661" calcext:value-type="float">
            <text:p>0.00661</text:p>
          </table:table-cell>
          <table:table-cell table:formula="of:=[.L60]+[.L16]" office:value-type="float" office:value="0.01098" calcext:value-type="float">
            <text:p>0.01098</text:p>
          </table:table-cell>
          <table:table-cell table:formula="of:=[.M60]+[.M16]" office:value-type="float" office:value="0.01329" calcext:value-type="float">
            <text:p>0.01329</text:p>
          </table:table-cell>
          <table:table-cell table:formula="of:=[.N60]+[.N16]" office:value-type="float" office:value="0.02154" calcext:value-type="float">
            <text:p>0.02154</text:p>
          </table:table-cell>
          <table:table-cell table:formula="of:=[.O60]+[.O16]" office:value-type="float" office:value="0.04687" calcext:value-type="float">
            <text:p>0.04687</text:p>
          </table:table-cell>
          <table:table-cell table:formula="of:=[.P60]+[.P16]" office:value-type="float" office:value="0.04304" calcext:value-type="float">
            <text:p>0.04304</text:p>
          </table:table-cell>
          <table:table-cell table:formula="of:=[.Q60]+[.Q16]" office:value-type="float" office:value="0.04045" calcext:value-type="float">
            <text:p>0.04045</text:p>
          </table:table-cell>
          <table:table-cell table:formula="of:=[.R60]+[.R16]" office:value-type="float" office:value="0.03737" calcext:value-type="float">
            <text:p>0.03737</text:p>
          </table:table-cell>
          <table:table-cell table:formula="of:=[.S60]+[.S16]" office:value-type="float" office:value="0.02619" calcext:value-type="float">
            <text:p>0.02619</text:p>
          </table:table-cell>
          <table:table-cell table:formula="of:=[.T60]+[.T16]" office:value-type="float" office:value="0.03082" calcext:value-type="float">
            <text:p>0.03082</text:p>
          </table:table-cell>
          <table:table-cell table:formula="of:=[.U60]+[.U16]" office:value-type="float" office:value="0.02097" calcext:value-type="float">
            <text:p>0.02097</text:p>
          </table:table-cell>
          <table:table-cell table:formula="of:=[.V60]+[.V16]" office:value-type="float" office:value="0.03712" calcext:value-type="float">
            <text:p>0.03712</text:p>
          </table:table-cell>
          <table:table-cell table:formula="of:=[.W60]+[.W16]" office:value-type="float" office:value="0.03305" calcext:value-type="float">
            <text:p>0.03305</text:p>
          </table:table-cell>
          <table:table-cell table:formula="of:=[.X60]+[.X16]" office:value-type="float" office:value="0.04953" calcext:value-type="float">
            <text:p>0.04953</text:p>
          </table:table-cell>
          <table:table-cell table:formula="of:=[.Y60]+[.Y16]" office:value-type="float" office:value="0.03683" calcext:value-type="float">
            <text:p>0.03683</text:p>
          </table:table-cell>
          <table:table-cell table:formula="of:=[.Z60]+[.Z16]" office:value-type="float" office:value="0.02677" calcext:value-type="float">
            <text:p>0.02677</text:p>
          </table:table-cell>
          <table:table-cell table:formula="of:=[.AA60]+[.AA16]" office:value-type="float" office:value="0.00944" calcext:value-type="float">
            <text:p>0.00944</text:p>
          </table:table-cell>
          <table:table-cell table:formula="of:=[.AB60]+[.AB16]" office:value-type="float" office:value="0.00926" calcext:value-type="float">
            <text:p>0.0092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1]+[.I17]" office:value-type="float" office:value="0.00165" calcext:value-type="float">
            <text:p>0.00165</text:p>
          </table:table-cell>
          <table:table-cell table:formula="of:=[.J61]+[.J17]" office:value-type="float" office:value="0" calcext:value-type="float">
            <text:p>0.00000</text:p>
          </table:table-cell>
          <table:table-cell table:formula="of:=[.K61]+[.K17]" office:value-type="float" office:value="0.00089" calcext:value-type="float">
            <text:p>0.00089</text:p>
          </table:table-cell>
          <table:table-cell table:formula="of:=[.L61]+[.L17]" office:value-type="float" office:value="0.0024" calcext:value-type="float">
            <text:p>0.00240</text:p>
          </table:table-cell>
          <table:table-cell table:formula="of:=[.M61]+[.M17]" office:value-type="float" office:value="0.01493" calcext:value-type="float">
            <text:p>0.01493</text:p>
          </table:table-cell>
          <table:table-cell table:formula="of:=[.N61]+[.N17]" office:value-type="float" office:value="0.03477" calcext:value-type="float">
            <text:p>0.03477</text:p>
          </table:table-cell>
          <table:table-cell table:formula="of:=[.O61]+[.O17]" office:value-type="float" office:value="0.01836" calcext:value-type="float">
            <text:p>0.01836</text:p>
          </table:table-cell>
          <table:table-cell table:formula="of:=[.P61]+[.P17]" office:value-type="float" office:value="0.03764" calcext:value-type="float">
            <text:p>0.03764</text:p>
          </table:table-cell>
          <table:table-cell table:formula="of:=[.Q61]+[.Q17]" office:value-type="float" office:value="0.02324" calcext:value-type="float">
            <text:p>0.02324</text:p>
          </table:table-cell>
          <table:table-cell table:formula="of:=[.R61]+[.R17]" office:value-type="float" office:value="0.04118" calcext:value-type="float">
            <text:p>0.04118</text:p>
          </table:table-cell>
          <table:table-cell table:formula="of:=[.S61]+[.S17]" office:value-type="float" office:value="0.02877" calcext:value-type="float">
            <text:p>0.02877</text:p>
          </table:table-cell>
          <table:table-cell table:formula="of:=[.T61]+[.T17]" office:value-type="float" office:value="0.02534" calcext:value-type="float">
            <text:p>0.02534</text:p>
          </table:table-cell>
          <table:table-cell table:formula="of:=[.U61]+[.U17]" office:value-type="float" office:value="0.04499" calcext:value-type="float">
            <text:p>0.04499</text:p>
          </table:table-cell>
          <table:table-cell table:formula="of:=[.V61]+[.V17]" office:value-type="float" office:value="0.05229" calcext:value-type="float">
            <text:p>0.05229</text:p>
          </table:table-cell>
          <table:table-cell table:formula="of:=[.W61]+[.W17]" office:value-type="float" office:value="0.0535" calcext:value-type="float">
            <text:p>0.05350</text:p>
          </table:table-cell>
          <table:table-cell table:formula="of:=[.X61]+[.X17]" office:value-type="float" office:value="0.06652" calcext:value-type="float">
            <text:p>0.06652</text:p>
          </table:table-cell>
          <table:table-cell table:formula="of:=[.Y61]+[.Y17]" office:value-type="float" office:value="0.04826" calcext:value-type="float">
            <text:p>0.04826</text:p>
          </table:table-cell>
          <table:table-cell table:formula="of:=[.Z61]+[.Z17]" office:value-type="float" office:value="0.04662" calcext:value-type="float">
            <text:p>0.04662</text:p>
          </table:table-cell>
          <table:table-cell table:formula="of:=[.AA61]+[.AA17]" office:value-type="float" office:value="0.02825" calcext:value-type="float">
            <text:p>0.02825</text:p>
          </table:table-cell>
          <table:table-cell table:formula="of:=[.AB61]+[.AB17]" office:value-type="float" office:value="0.0278" calcext:value-type="float">
            <text:p>0.027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2]+[.I18]" office:value-type="float" office:value="0.00127" calcext:value-type="float">
            <text:p>0.00127</text:p>
          </table:table-cell>
          <table:table-cell table:formula="of:=[.J62]+[.J18]" office:value-type="float" office:value="0.01061" calcext:value-type="float">
            <text:p>0.01061</text:p>
          </table:table-cell>
          <table:table-cell table:formula="of:=[.K62]+[.K18]" office:value-type="float" office:value="0.01509" calcext:value-type="float">
            <text:p>0.01509</text:p>
          </table:table-cell>
          <table:table-cell table:formula="of:=[.L62]+[.L18]" office:value-type="float" office:value="0.03475" calcext:value-type="float">
            <text:p>0.03475</text:p>
          </table:table-cell>
          <table:table-cell table:formula="of:=[.M62]+[.M18]" office:value-type="float" office:value="0.03294" calcext:value-type="float">
            <text:p>0.03294</text:p>
          </table:table-cell>
          <table:table-cell table:formula="of:=[.N62]+[.N18]" office:value-type="float" office:value="0.00938" calcext:value-type="float">
            <text:p>0.00938</text:p>
          </table:table-cell>
          <table:table-cell table:formula="of:=[.O62]+[.O18]" office:value-type="float" office:value="0.00797" calcext:value-type="float">
            <text:p>0.00797</text:p>
          </table:table-cell>
          <table:table-cell table:formula="of:=[.P62]+[.P18]" office:value-type="float" office:value="0.0084" calcext:value-type="float">
            <text:p>0.00840</text:p>
          </table:table-cell>
          <table:table-cell table:formula="of:=[.Q62]+[.Q18]" office:value-type="float" office:value="0.0182" calcext:value-type="float">
            <text:p>0.01820</text:p>
          </table:table-cell>
          <table:table-cell table:formula="of:=[.R62]+[.R18]" office:value-type="float" office:value="0.02957" calcext:value-type="float">
            <text:p>0.02957</text:p>
          </table:table-cell>
          <table:table-cell table:formula="of:=[.S62]+[.S18]" office:value-type="float" office:value="0.02192" calcext:value-type="float">
            <text:p>0.02192</text:p>
          </table:table-cell>
          <table:table-cell table:formula="of:=[.T62]+[.T18]" office:value-type="float" office:value="0.02978" calcext:value-type="float">
            <text:p>0.02978</text:p>
          </table:table-cell>
          <table:table-cell table:formula="of:=[.U62]+[.U18]" office:value-type="float" office:value="0.03407" calcext:value-type="float">
            <text:p>0.03407</text:p>
          </table:table-cell>
          <table:table-cell table:formula="of:=[.V62]+[.V18]" office:value-type="float" office:value="0.04012" calcext:value-type="float">
            <text:p>0.04012</text:p>
          </table:table-cell>
          <table:table-cell table:formula="of:=[.W62]+[.W18]" office:value-type="float" office:value="0.03692" calcext:value-type="float">
            <text:p>0.03692</text:p>
          </table:table-cell>
          <table:table-cell table:formula="of:=[.X62]+[.X18]" office:value-type="float" office:value="0.03824" calcext:value-type="float">
            <text:p>0.03824</text:p>
          </table:table-cell>
          <table:table-cell table:formula="of:=[.Y62]+[.Y18]" office:value-type="float" office:value="0.02986" calcext:value-type="float">
            <text:p>0.02986</text:p>
          </table:table-cell>
          <table:table-cell table:formula="of:=[.Z62]+[.Z18]" office:value-type="float" office:value="0.03439" calcext:value-type="float">
            <text:p>0.03439</text:p>
          </table:table-cell>
          <table:table-cell table:formula="of:=[.AA62]+[.AA18]" office:value-type="float" office:value="0.01955" calcext:value-type="float">
            <text:p>0.01955</text:p>
          </table:table-cell>
          <table:table-cell table:formula="of:=[.AB62]+[.AB18]" office:value-type="float" office:value="0.03424" calcext:value-type="float">
            <text:p>0.034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3]+[.I19]" office:value-type="float" office:value="0.00105" calcext:value-type="float">
            <text:p>0.00105</text:p>
          </table:table-cell>
          <table:table-cell table:formula="of:=[.J63]+[.J19]" office:value-type="float" office:value="0.00895" calcext:value-type="float">
            <text:p>0.00895</text:p>
          </table:table-cell>
          <table:table-cell table:formula="of:=[.K63]+[.K19]" office:value-type="float" office:value="0.02235" calcext:value-type="float">
            <text:p>0.02235</text:p>
          </table:table-cell>
          <table:table-cell table:formula="of:=[.L63]+[.L19]" office:value-type="float" office:value="0.01675" calcext:value-type="float">
            <text:p>0.01675</text:p>
          </table:table-cell>
          <table:table-cell table:formula="of:=[.M63]+[.M19]" office:value-type="float" office:value="0.02654" calcext:value-type="float">
            <text:p>0.02654</text:p>
          </table:table-cell>
          <table:table-cell table:formula="of:=[.N63]+[.N19]" office:value-type="float" office:value="0.02168" calcext:value-type="float">
            <text:p>0.02168</text:p>
          </table:table-cell>
          <table:table-cell table:formula="of:=[.O63]+[.O19]" office:value-type="float" office:value="0.01373" calcext:value-type="float">
            <text:p>0.01373</text:p>
          </table:table-cell>
          <table:table-cell table:formula="of:=[.P63]+[.P19]" office:value-type="float" office:value="0.02739" calcext:value-type="float">
            <text:p>0.02739</text:p>
          </table:table-cell>
          <table:table-cell table:formula="of:=[.Q63]+[.Q19]" office:value-type="float" office:value="0.02213" calcext:value-type="float">
            <text:p>0.02213</text:p>
          </table:table-cell>
          <table:table-cell table:formula="of:=[.R63]+[.R19]" office:value-type="float" office:value="0.01724" calcext:value-type="float">
            <text:p>0.01724</text:p>
          </table:table-cell>
          <table:table-cell table:formula="of:=[.S63]+[.S19]" office:value-type="float" office:value="0.00529" calcext:value-type="float">
            <text:p>0.00529</text:p>
          </table:table-cell>
          <table:table-cell table:formula="of:=[.T63]+[.T19]" office:value-type="float" office:value="0.01977" calcext:value-type="float">
            <text:p>0.01977</text:p>
          </table:table-cell>
          <table:table-cell table:formula="of:=[.U63]+[.U19]" office:value-type="float" office:value="0.03468" calcext:value-type="float">
            <text:p>0.03468</text:p>
          </table:table-cell>
          <table:table-cell table:formula="of:=[.V63]+[.V19]" office:value-type="float" office:value="0.03637" calcext:value-type="float">
            <text:p>0.03637</text:p>
          </table:table-cell>
          <table:table-cell table:formula="of:=[.W63]+[.W19]" office:value-type="float" office:value="0.05878" calcext:value-type="float">
            <text:p>0.05878</text:p>
          </table:table-cell>
          <table:table-cell table:formula="of:=[.X63]+[.X19]" office:value-type="float" office:value="0.06743" calcext:value-type="float">
            <text:p>0.06743</text:p>
          </table:table-cell>
          <table:table-cell table:formula="of:=[.Y63]+[.Y19]" office:value-type="float" office:value="0.06583" calcext:value-type="float">
            <text:p>0.06583</text:p>
          </table:table-cell>
          <table:table-cell table:formula="of:=[.Z63]+[.Z19]" office:value-type="float" office:value="0.04824" calcext:value-type="float">
            <text:p>0.04824</text:p>
          </table:table-cell>
          <table:table-cell table:formula="of:=[.AA63]+[.AA19]" office:value-type="float" office:value="0.03692" calcext:value-type="float">
            <text:p>0.03692</text:p>
          </table:table-cell>
          <table:table-cell table:formula="of:=[.AB63]+[.AB19]" office:value-type="float" office:value="0.07566" calcext:value-type="float">
            <text:p>0.0756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4]+[.I20]" office:value-type="float" office:value="0.001" calcext:value-type="float">
            <text:p>0.00100</text:p>
          </table:table-cell>
          <table:table-cell table:formula="of:=[.J64]+[.J20]" office:value-type="float" office:value="0" calcext:value-type="float">
            <text:p>0.00000</text:p>
          </table:table-cell>
          <table:table-cell table:formula="of:=[.K64]+[.K20]" office:value-type="float" office:value="0.00202" calcext:value-type="float">
            <text:p>0.00202</text:p>
          </table:table-cell>
          <table:table-cell table:formula="of:=[.L64]+[.L20]" office:value-type="float" office:value="0.01271" calcext:value-type="float">
            <text:p>0.01271</text:p>
          </table:table-cell>
          <table:table-cell table:formula="of:=[.M64]+[.M20]" office:value-type="float" office:value="0.0252" calcext:value-type="float">
            <text:p>0.02520</text:p>
          </table:table-cell>
          <table:table-cell table:formula="of:=[.N64]+[.N20]" office:value-type="float" office:value="0.0355" calcext:value-type="float">
            <text:p>0.03550</text:p>
          </table:table-cell>
          <table:table-cell table:formula="of:=[.O64]+[.O20]" office:value-type="float" office:value="0.0552" calcext:value-type="float">
            <text:p>0.05520</text:p>
          </table:table-cell>
          <table:table-cell table:formula="of:=[.P64]+[.P20]" office:value-type="float" office:value="0.05277" calcext:value-type="float">
            <text:p>0.05277</text:p>
          </table:table-cell>
          <table:table-cell table:formula="of:=[.Q64]+[.Q20]" office:value-type="float" office:value="0.03818" calcext:value-type="float">
            <text:p>0.03818</text:p>
          </table:table-cell>
          <table:table-cell table:formula="of:=[.R64]+[.R20]" office:value-type="float" office:value="0.03993" calcext:value-type="float">
            <text:p>0.03993</text:p>
          </table:table-cell>
          <table:table-cell table:formula="of:=[.S64]+[.S20]" office:value-type="float" office:value="0.02909" calcext:value-type="float">
            <text:p>0.02909</text:p>
          </table:table-cell>
          <table:table-cell table:formula="of:=[.T64]+[.T20]" office:value-type="float" office:value="0.03781" calcext:value-type="float">
            <text:p>0.03781</text:p>
          </table:table-cell>
          <table:table-cell table:formula="of:=[.U64]+[.U20]" office:value-type="float" office:value="0.03483" calcext:value-type="float">
            <text:p>0.03483</text:p>
          </table:table-cell>
          <table:table-cell table:formula="of:=[.V64]+[.V20]" office:value-type="float" office:value="0.02803" calcext:value-type="float">
            <text:p>0.02803</text:p>
          </table:table-cell>
          <table:table-cell table:formula="of:=[.W64]+[.W20]" office:value-type="float" office:value="0.02336" calcext:value-type="float">
            <text:p>0.02336</text:p>
          </table:table-cell>
          <table:table-cell table:formula="of:=[.X64]+[.X20]" office:value-type="float" office:value="0.02333" calcext:value-type="float">
            <text:p>0.02333</text:p>
          </table:table-cell>
          <table:table-cell table:formula="of:=[.Y64]+[.Y20]" office:value-type="float" office:value="0.02188" calcext:value-type="float">
            <text:p>0.02188</text:p>
          </table:table-cell>
          <table:table-cell table:formula="of:=[.Z64]+[.Z20]" office:value-type="float" office:value="0.03065" calcext:value-type="float">
            <text:p>0.03065</text:p>
          </table:table-cell>
          <table:table-cell table:formula="of:=[.AA64]+[.AA20]" office:value-type="float" office:value="0.01685" calcext:value-type="float">
            <text:p>0.01685</text:p>
          </table:table-cell>
          <table:table-cell table:formula="of:=[.AB64]+[.AB20]" office:value-type="float" office:value="0.04963" calcext:value-type="float">
            <text:p>0.0496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5]+[.I21]" office:value-type="float" office:value="0.00209" calcext:value-type="float">
            <text:p>0.00209</text:p>
          </table:table-cell>
          <table:table-cell table:formula="of:=[.J65]+[.J21]" office:value-type="float" office:value="0.01099" calcext:value-type="float">
            <text:p>0.01099</text:p>
          </table:table-cell>
          <table:table-cell table:formula="of:=[.K65]+[.K21]" office:value-type="float" office:value="0.01366" calcext:value-type="float">
            <text:p>0.01366</text:p>
          </table:table-cell>
          <table:table-cell table:formula="of:=[.L65]+[.L21]" office:value-type="float" office:value="0.01049" calcext:value-type="float">
            <text:p>0.01049</text:p>
          </table:table-cell>
          <table:table-cell table:formula="of:=[.M65]+[.M21]" office:value-type="float" office:value="0.00954" calcext:value-type="float">
            <text:p>0.00954</text:p>
          </table:table-cell>
          <table:table-cell table:formula="of:=[.N65]+[.N21]" office:value-type="float" office:value="0.01568" calcext:value-type="float">
            <text:p>0.01568</text:p>
          </table:table-cell>
          <table:table-cell table:formula="of:=[.O65]+[.O21]" office:value-type="float" office:value="0.01418" calcext:value-type="float">
            <text:p>0.01418</text:p>
          </table:table-cell>
          <table:table-cell table:formula="of:=[.P65]+[.P21]" office:value-type="float" office:value="0.02352" calcext:value-type="float">
            <text:p>0.02352</text:p>
          </table:table-cell>
          <table:table-cell table:formula="of:=[.Q65]+[.Q21]" office:value-type="float" office:value="0.03089" calcext:value-type="float">
            <text:p>0.03089</text:p>
          </table:table-cell>
          <table:table-cell table:formula="of:=[.R65]+[.R21]" office:value-type="float" office:value="0.04425" calcext:value-type="float">
            <text:p>0.04425</text:p>
          </table:table-cell>
          <table:table-cell table:formula="of:=[.S65]+[.S21]" office:value-type="float" office:value="0.04172" calcext:value-type="float">
            <text:p>0.04172</text:p>
          </table:table-cell>
          <table:table-cell table:formula="of:=[.T65]+[.T21]" office:value-type="float" office:value="0.06268" calcext:value-type="float">
            <text:p>0.06268</text:p>
          </table:table-cell>
          <table:table-cell table:formula="of:=[.U65]+[.U21]" office:value-type="float" office:value="0.04792" calcext:value-type="float">
            <text:p>0.04792</text:p>
          </table:table-cell>
          <table:table-cell table:formula="of:=[.V65]+[.V21]" office:value-type="float" office:value="0.03903" calcext:value-type="float">
            <text:p>0.03903</text:p>
          </table:table-cell>
          <table:table-cell table:formula="of:=[.W65]+[.W21]" office:value-type="float" office:value="0.03712" calcext:value-type="float">
            <text:p>0.03712</text:p>
          </table:table-cell>
          <table:table-cell table:formula="of:=[.X65]+[.X21]" office:value-type="float" office:value="0.02688" calcext:value-type="float">
            <text:p>0.02688</text:p>
          </table:table-cell>
          <table:table-cell table:formula="of:=[.Y65]+[.Y21]" office:value-type="float" office:value="0.02882" calcext:value-type="float">
            <text:p>0.02882</text:p>
          </table:table-cell>
          <table:table-cell table:formula="of:=[.Z65]+[.Z21]" office:value-type="float" office:value="0.02978" calcext:value-type="float">
            <text:p>0.02978</text:p>
          </table:table-cell>
          <table:table-cell table:formula="of:=[.AA65]+[.AA21]" office:value-type="float" office:value="0.02424" calcext:value-type="float">
            <text:p>0.02424</text:p>
          </table:table-cell>
          <table:table-cell table:formula="of:=[.AB65]+[.AB21]" office:value-type="float" office:value="0.04112" calcext:value-type="float">
            <text:p>0.041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6]+[.I22]" office:value-type="float" office:value="0.00162" calcext:value-type="float">
            <text:p>0.00162</text:p>
          </table:table-cell>
          <table:table-cell table:formula="of:=[.J66]+[.J22]" office:value-type="float" office:value="0" calcext:value-type="float">
            <text:p>0.00000</text:p>
          </table:table-cell>
          <table:table-cell table:formula="of:=[.K66]+[.K22]" office:value-type="float" office:value="0.00309" calcext:value-type="float">
            <text:p>0.00309</text:p>
          </table:table-cell>
          <table:table-cell table:formula="of:=[.L66]+[.L22]" office:value-type="float" office:value="0.0237" calcext:value-type="float">
            <text:p>0.02370</text:p>
          </table:table-cell>
          <table:table-cell table:formula="of:=[.M66]+[.M22]" office:value-type="float" office:value="0.02348" calcext:value-type="float">
            <text:p>0.02348</text:p>
          </table:table-cell>
          <table:table-cell table:formula="of:=[.N66]+[.N22]" office:value-type="float" office:value="0.01516" calcext:value-type="float">
            <text:p>0.01516</text:p>
          </table:table-cell>
          <table:table-cell table:formula="of:=[.O66]+[.O22]" office:value-type="float" office:value="0.01236" calcext:value-type="float">
            <text:p>0.01236</text:p>
          </table:table-cell>
          <table:table-cell table:formula="of:=[.P66]+[.P22]" office:value-type="float" office:value="0.01733" calcext:value-type="float">
            <text:p>0.01733</text:p>
          </table:table-cell>
          <table:table-cell table:formula="of:=[.Q66]+[.Q22]" office:value-type="float" office:value="0.02131" calcext:value-type="float">
            <text:p>0.02131</text:p>
          </table:table-cell>
          <table:table-cell table:formula="of:=[.R66]+[.R22]" office:value-type="float" office:value="0.03537" calcext:value-type="float">
            <text:p>0.03537</text:p>
          </table:table-cell>
          <table:table-cell table:formula="of:=[.S66]+[.S22]" office:value-type="float" office:value="0.04122" calcext:value-type="float">
            <text:p>0.04122</text:p>
          </table:table-cell>
          <table:table-cell table:formula="of:=[.T66]+[.T22]" office:value-type="float" office:value="0.0403" calcext:value-type="float">
            <text:p>0.04030</text:p>
          </table:table-cell>
          <table:table-cell table:formula="of:=[.U66]+[.U22]" office:value-type="float" office:value="0.06273" calcext:value-type="float">
            <text:p>0.06273</text:p>
          </table:table-cell>
          <table:table-cell table:formula="of:=[.V66]+[.V22]" office:value-type="float" office:value="0.09071" calcext:value-type="float">
            <text:p>0.09071</text:p>
          </table:table-cell>
          <table:table-cell table:formula="of:=[.W66]+[.W22]" office:value-type="float" office:value="0.0474" calcext:value-type="float">
            <text:p>0.04740</text:p>
          </table:table-cell>
          <table:table-cell table:formula="of:=[.X66]+[.X22]" office:value-type="float" office:value="0.04612" calcext:value-type="float">
            <text:p>0.04612</text:p>
          </table:table-cell>
          <table:table-cell table:formula="of:=[.Y66]+[.Y22]" office:value-type="float" office:value="0.0468" calcext:value-type="float">
            <text:p>0.04680</text:p>
          </table:table-cell>
          <table:table-cell table:formula="of:=[.Z66]+[.Z22]" office:value-type="float" office:value="0.03273" calcext:value-type="float">
            <text:p>0.03273</text:p>
          </table:table-cell>
          <table:table-cell table:formula="of:=[.AA66]+[.AA22]" office:value-type="float" office:value="0.02294" calcext:value-type="float">
            <text:p>0.02294</text:p>
          </table:table-cell>
          <table:table-cell table:formula="of:=[.AB66]+[.AB22]" office:value-type="float" office:value="0.0504" calcext:value-type="float">
            <text:p>0.050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7]+[.I23]" office:value-type="float" office:value="0.02826" calcext:value-type="float">
            <text:p>0.02826</text:p>
          </table:table-cell>
          <table:table-cell table:formula="of:=[.J67]+[.J23]" office:value-type="float" office:value="0.06829" calcext:value-type="float">
            <text:p>0.06829</text:p>
          </table:table-cell>
          <table:table-cell table:formula="of:=[.K67]+[.K23]" office:value-type="float" office:value="0.05574" calcext:value-type="float">
            <text:p>0.05574</text:p>
          </table:table-cell>
          <table:table-cell table:formula="of:=[.L67]+[.L23]" office:value-type="float" office:value="0.02203" calcext:value-type="float">
            <text:p>0.02203</text:p>
          </table:table-cell>
          <table:table-cell table:formula="of:=[.M67]+[.M23]" office:value-type="float" office:value="0.01101" calcext:value-type="float">
            <text:p>0.01101</text:p>
          </table:table-cell>
          <table:table-cell table:formula="of:=[.N67]+[.N23]" office:value-type="float" office:value="0.01691" calcext:value-type="float">
            <text:p>0.01691</text:p>
          </table:table-cell>
          <table:table-cell table:formula="of:=[.O67]+[.O23]" office:value-type="float" office:value="0.02219" calcext:value-type="float">
            <text:p>0.02219</text:p>
          </table:table-cell>
          <table:table-cell table:formula="of:=[.P67]+[.P23]" office:value-type="float" office:value="0.02553" calcext:value-type="float">
            <text:p>0.02553</text:p>
          </table:table-cell>
          <table:table-cell table:formula="of:=[.Q67]+[.Q23]" office:value-type="float" office:value="0.02748" calcext:value-type="float">
            <text:p>0.02748</text:p>
          </table:table-cell>
          <table:table-cell table:formula="of:=[.R67]+[.R23]" office:value-type="float" office:value="0.03046" calcext:value-type="float">
            <text:p>0.03046</text:p>
          </table:table-cell>
          <table:table-cell table:formula="of:=[.S67]+[.S23]" office:value-type="float" office:value="0.02626" calcext:value-type="float">
            <text:p>0.02626</text:p>
          </table:table-cell>
          <table:table-cell table:formula="of:=[.T67]+[.T23]" office:value-type="float" office:value="0.02679" calcext:value-type="float">
            <text:p>0.02679</text:p>
          </table:table-cell>
          <table:table-cell table:formula="of:=[.U67]+[.U23]" office:value-type="float" office:value="0.03434" calcext:value-type="float">
            <text:p>0.03434</text:p>
          </table:table-cell>
          <table:table-cell table:formula="of:=[.V67]+[.V23]" office:value-type="float" office:value="0.04021" calcext:value-type="float">
            <text:p>0.04021</text:p>
          </table:table-cell>
          <table:table-cell table:formula="of:=[.W67]+[.W23]" office:value-type="float" office:value="0.04902" calcext:value-type="float">
            <text:p>0.04902</text:p>
          </table:table-cell>
          <table:table-cell table:formula="of:=[.X67]+[.X23]" office:value-type="float" office:value="0.04328" calcext:value-type="float">
            <text:p>0.04328</text:p>
          </table:table-cell>
          <table:table-cell table:formula="of:=[.Y67]+[.Y23]" office:value-type="float" office:value="0.0323" calcext:value-type="float">
            <text:p>0.03230</text:p>
          </table:table-cell>
          <table:table-cell table:formula="of:=[.Z67]+[.Z23]" office:value-type="float" office:value="0.02377" calcext:value-type="float">
            <text:p>0.02377</text:p>
          </table:table-cell>
          <table:table-cell table:formula="of:=[.AA67]+[.AA23]" office:value-type="float" office:value="0.01076" calcext:value-type="float">
            <text:p>0.01076</text:p>
          </table:table-cell>
          <table:table-cell table:formula="of:=[.AB67]+[.AB23]" office:value-type="float" office:value="0.02615" calcext:value-type="float">
            <text:p>0.02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8]+[.I24]" office:value-type="float" office:value="0.02781" calcext:value-type="float">
            <text:p>0.02781</text:p>
          </table:table-cell>
          <table:table-cell table:formula="of:=[.J68]+[.J24]" office:value-type="float" office:value="0.01354" calcext:value-type="float">
            <text:p>0.01354</text:p>
          </table:table-cell>
          <table:table-cell table:formula="of:=[.K68]+[.K24]" office:value-type="float" office:value="0.0298" calcext:value-type="float">
            <text:p>0.02980</text:p>
          </table:table-cell>
          <table:table-cell table:formula="of:=[.L68]+[.L24]" office:value-type="float" office:value="0.05291" calcext:value-type="float">
            <text:p>0.05291</text:p>
          </table:table-cell>
          <table:table-cell table:formula="of:=[.M68]+[.M24]" office:value-type="float" office:value="0.06316" calcext:value-type="float">
            <text:p>0.06316</text:p>
          </table:table-cell>
          <table:table-cell table:formula="of:=[.N68]+[.N24]" office:value-type="float" office:value="0.05938" calcext:value-type="float">
            <text:p>0.05938</text:p>
          </table:table-cell>
          <table:table-cell table:formula="of:=[.O68]+[.O24]" office:value-type="float" office:value="0.02756" calcext:value-type="float">
            <text:p>0.02756</text:p>
          </table:table-cell>
          <table:table-cell table:formula="of:=[.P68]+[.P24]" office:value-type="float" office:value="0.02249" calcext:value-type="float">
            <text:p>0.02249</text:p>
          </table:table-cell>
          <table:table-cell table:formula="of:=[.Q68]+[.Q24]" office:value-type="float" office:value="0.0117" calcext:value-type="float">
            <text:p>0.01170</text:p>
          </table:table-cell>
          <table:table-cell table:formula="of:=[.R68]+[.R24]" office:value-type="float" office:value="0.01786" calcext:value-type="float">
            <text:p>0.01786</text:p>
          </table:table-cell>
          <table:table-cell table:formula="of:=[.S68]+[.S24]" office:value-type="float" office:value="0.01403" calcext:value-type="float">
            <text:p>0.01403</text:p>
          </table:table-cell>
          <table:table-cell table:formula="of:=[.T68]+[.T24]" office:value-type="float" office:value="0.01501" calcext:value-type="float">
            <text:p>0.01501</text:p>
          </table:table-cell>
          <table:table-cell table:formula="of:=[.U68]+[.U24]" office:value-type="float" office:value="0.01394" calcext:value-type="float">
            <text:p>0.01394</text:p>
          </table:table-cell>
          <table:table-cell table:formula="of:=[.V68]+[.V24]" office:value-type="float" office:value="0.01298" calcext:value-type="float">
            <text:p>0.01298</text:p>
          </table:table-cell>
          <table:table-cell table:formula="of:=[.W68]+[.W24]" office:value-type="float" office:value="0.02177" calcext:value-type="float">
            <text:p>0.02177</text:p>
          </table:table-cell>
          <table:table-cell table:formula="of:=[.X68]+[.X24]" office:value-type="float" office:value="0.01647" calcext:value-type="float">
            <text:p>0.01647</text:p>
          </table:table-cell>
          <table:table-cell table:formula="of:=[.Y68]+[.Y24]" office:value-type="float" office:value="0.01903" calcext:value-type="float">
            <text:p>0.01903</text:p>
          </table:table-cell>
          <table:table-cell table:formula="of:=[.Z68]+[.Z24]" office:value-type="float" office:value="0.01714" calcext:value-type="float">
            <text:p>0.01714</text:p>
          </table:table-cell>
          <table:table-cell table:formula="of:=[.AA68]+[.AA24]" office:value-type="float" office:value="0.01827" calcext:value-type="float">
            <text:p>0.01827</text:p>
          </table:table-cell>
          <table:table-cell table:formula="of:=[.AB68]+[.AB24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69]+[.I25]" office:value-type="float" office:value="0" calcext:value-type="float">
            <text:p>0.00000</text:p>
          </table:table-cell>
          <table:table-cell table:formula="of:=[.J69]+[.J25]" office:value-type="float" office:value="0.00357" calcext:value-type="float">
            <text:p>0.00357</text:p>
          </table:table-cell>
          <table:table-cell table:formula="of:=[.K69]+[.K25]" office:value-type="float" office:value="0.00221" calcext:value-type="float">
            <text:p>0.00221</text:p>
          </table:table-cell>
          <table:table-cell table:formula="of:=[.L69]+[.L25]" office:value-type="float" office:value="0.00519" calcext:value-type="float">
            <text:p>0.00519</text:p>
          </table:table-cell>
          <table:table-cell table:formula="of:=[.M69]+[.M25]" office:value-type="float" office:value="0.0127" calcext:value-type="float">
            <text:p>0.01270</text:p>
          </table:table-cell>
          <table:table-cell table:formula="of:=[.N69]+[.N25]" office:value-type="float" office:value="0.05636" calcext:value-type="float">
            <text:p>0.05636</text:p>
          </table:table-cell>
          <table:table-cell table:formula="of:=[.O69]+[.O25]" office:value-type="float" office:value="0.09427" calcext:value-type="float">
            <text:p>0.09427</text:p>
          </table:table-cell>
          <table:table-cell table:formula="of:=[.P69]+[.P25]" office:value-type="float" office:value="0.10698" calcext:value-type="float">
            <text:p>0.10698</text:p>
          </table:table-cell>
          <table:table-cell table:formula="of:=[.Q69]+[.Q25]" office:value-type="float" office:value="0.09097" calcext:value-type="float">
            <text:p>0.09097</text:p>
          </table:table-cell>
          <table:table-cell table:formula="of:=[.R69]+[.R25]" office:value-type="float" office:value="0.05154" calcext:value-type="float">
            <text:p>0.05154</text:p>
          </table:table-cell>
          <table:table-cell table:formula="of:=[.S69]+[.S25]" office:value-type="float" office:value="0.03012" calcext:value-type="float">
            <text:p>0.03012</text:p>
          </table:table-cell>
          <table:table-cell table:formula="of:=[.T69]+[.T25]" office:value-type="float" office:value="0.01617" calcext:value-type="float">
            <text:p>0.01617</text:p>
          </table:table-cell>
          <table:table-cell table:formula="of:=[.U69]+[.U25]" office:value-type="float" office:value="0.01488" calcext:value-type="float">
            <text:p>0.01488</text:p>
          </table:table-cell>
          <table:table-cell table:formula="of:=[.V69]+[.V25]" office:value-type="float" office:value="0.01321" calcext:value-type="float">
            <text:p>0.01321</text:p>
          </table:table-cell>
          <table:table-cell table:formula="of:=[.W69]+[.W25]" office:value-type="float" office:value="0.0142" calcext:value-type="float">
            <text:p>0.01420</text:p>
          </table:table-cell>
          <table:table-cell table:formula="of:=[.X69]+[.X25]" office:value-type="float" office:value="0.01683" calcext:value-type="float">
            <text:p>0.01683</text:p>
          </table:table-cell>
          <table:table-cell table:formula="of:=[.Y69]+[.Y25]" office:value-type="float" office:value="0.02337" calcext:value-type="float">
            <text:p>0.02337</text:p>
          </table:table-cell>
          <table:table-cell table:formula="of:=[.Z69]+[.Z25]" office:value-type="float" office:value="0.01681" calcext:value-type="float">
            <text:p>0.01681</text:p>
          </table:table-cell>
          <table:table-cell table:formula="of:=[.AA69]+[.AA25]" office:value-type="float" office:value="0.01731" calcext:value-type="float">
            <text:p>0.01731</text:p>
          </table:table-cell>
          <table:table-cell table:formula="of:=[.AB69]+[.AB25]" office:value-type="float" office:value="0.04015" calcext:value-type="float">
            <text:p>0.0401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0]+[.I26]" office:value-type="float" office:value="0.02085" calcext:value-type="float">
            <text:p>0.02085</text:p>
          </table:table-cell>
          <table:table-cell table:formula="of:=[.J70]+[.J26]" office:value-type="float" office:value="0.01739" calcext:value-type="float">
            <text:p>0.01739</text:p>
          </table:table-cell>
          <table:table-cell table:formula="of:=[.K70]+[.K26]" office:value-type="float" office:value="0.01031" calcext:value-type="float">
            <text:p>0.01031</text:p>
          </table:table-cell>
          <table:table-cell table:formula="of:=[.L70]+[.L26]" office:value-type="float" office:value="0.01272" calcext:value-type="float">
            <text:p>0.01272</text:p>
          </table:table-cell>
          <table:table-cell table:formula="of:=[.M70]+[.M26]" office:value-type="float" office:value="0.012" calcext:value-type="float">
            <text:p>0.01200</text:p>
          </table:table-cell>
          <table:table-cell table:formula="of:=[.N70]+[.N26]" office:value-type="float" office:value="0.01014" calcext:value-type="float">
            <text:p>0.01014</text:p>
          </table:table-cell>
          <table:table-cell table:formula="of:=[.O70]+[.O26]" office:value-type="float" office:value="0.01345" calcext:value-type="float">
            <text:p>0.01345</text:p>
          </table:table-cell>
          <table:table-cell table:formula="of:=[.P70]+[.P26]" office:value-type="float" office:value="0.01689" calcext:value-type="float">
            <text:p>0.01689</text:p>
          </table:table-cell>
          <table:table-cell table:formula="of:=[.Q70]+[.Q26]" office:value-type="float" office:value="0.02263" calcext:value-type="float">
            <text:p>0.02263</text:p>
          </table:table-cell>
          <table:table-cell table:formula="of:=[.R70]+[.R26]" office:value-type="float" office:value="0.04666" calcext:value-type="float">
            <text:p>0.04666</text:p>
          </table:table-cell>
          <table:table-cell table:formula="of:=[.S70]+[.S26]" office:value-type="float" office:value="0.04852" calcext:value-type="float">
            <text:p>0.04852</text:p>
          </table:table-cell>
          <table:table-cell table:formula="of:=[.T70]+[.T26]" office:value-type="float" office:value="0.05232" calcext:value-type="float">
            <text:p>0.05232</text:p>
          </table:table-cell>
          <table:table-cell table:formula="of:=[.U70]+[.U26]" office:value-type="float" office:value="0.04513" calcext:value-type="float">
            <text:p>0.04513</text:p>
          </table:table-cell>
          <table:table-cell table:formula="of:=[.V70]+[.V26]" office:value-type="float" office:value="0.02907" calcext:value-type="float">
            <text:p>0.02907</text:p>
          </table:table-cell>
          <table:table-cell table:formula="of:=[.W70]+[.W26]" office:value-type="float" office:value="0.01832" calcext:value-type="float">
            <text:p>0.01832</text:p>
          </table:table-cell>
          <table:table-cell table:formula="of:=[.X70]+[.X26]" office:value-type="float" office:value="0.01525" calcext:value-type="float">
            <text:p>0.01525</text:p>
          </table:table-cell>
          <table:table-cell table:formula="of:=[.Y70]+[.Y26]" office:value-type="float" office:value="0.01955" calcext:value-type="float">
            <text:p>0.01955</text:p>
          </table:table-cell>
          <table:table-cell table:formula="of:=[.Z70]+[.Z26]" office:value-type="float" office:value="0.01348" calcext:value-type="float">
            <text:p>0.01348</text:p>
          </table:table-cell>
          <table:table-cell table:formula="of:=[.AA70]+[.AA26]" office:value-type="float" office:value="0.00795" calcext:value-type="float">
            <text:p>0.00795</text:p>
          </table:table-cell>
          <table:table-cell table:formula="of:=[.AB70]+[.AB26]" office:value-type="float" office:value="0.0245" calcext:value-type="float">
            <text:p>0.0245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1]+[.I27]" office:value-type="float" office:value="0.05828" calcext:value-type="float">
            <text:p>0.05828</text:p>
          </table:table-cell>
          <table:table-cell table:formula="of:=[.J71]+[.J27]" office:value-type="float" office:value="0.02442" calcext:value-type="float">
            <text:p>0.02442</text:p>
          </table:table-cell>
          <table:table-cell table:formula="of:=[.K71]+[.K27]" office:value-type="float" office:value="0.01336" calcext:value-type="float">
            <text:p>0.01336</text:p>
          </table:table-cell>
          <table:table-cell table:formula="of:=[.L71]+[.L27]" office:value-type="float" office:value="0.01038" calcext:value-type="float">
            <text:p>0.01038</text:p>
          </table:table-cell>
          <table:table-cell table:formula="of:=[.M71]+[.M27]" office:value-type="float" office:value="0.01196" calcext:value-type="float">
            <text:p>0.01196</text:p>
          </table:table-cell>
          <table:table-cell table:formula="of:=[.N71]+[.N27]" office:value-type="float" office:value="0.011" calcext:value-type="float">
            <text:p>0.01100</text:p>
          </table:table-cell>
          <table:table-cell table:formula="of:=[.O71]+[.O27]" office:value-type="float" office:value="0.01214" calcext:value-type="float">
            <text:p>0.01214</text:p>
          </table:table-cell>
          <table:table-cell table:formula="of:=[.P71]+[.P27]" office:value-type="float" office:value="0.01479" calcext:value-type="float">
            <text:p>0.01479</text:p>
          </table:table-cell>
          <table:table-cell table:formula="of:=[.Q71]+[.Q27]" office:value-type="float" office:value="0.00468" calcext:value-type="float">
            <text:p>0.00468</text:p>
          </table:table-cell>
          <table:table-cell table:formula="of:=[.R71]+[.R27]" office:value-type="float" office:value="0.01322" calcext:value-type="float">
            <text:p>0.01322</text:p>
          </table:table-cell>
          <table:table-cell table:formula="of:=[.S71]+[.S27]" office:value-type="float" office:value="0.01815" calcext:value-type="float">
            <text:p>0.01815</text:p>
          </table:table-cell>
          <table:table-cell table:formula="of:=[.T71]+[.T27]" office:value-type="float" office:value="0.0233" calcext:value-type="float">
            <text:p>0.02330</text:p>
          </table:table-cell>
          <table:table-cell table:formula="of:=[.U71]+[.U27]" office:value-type="float" office:value="0.05204" calcext:value-type="float">
            <text:p>0.05204</text:p>
          </table:table-cell>
          <table:table-cell table:formula="of:=[.V71]+[.V27]" office:value-type="float" office:value="0.05362" calcext:value-type="float">
            <text:p>0.05362</text:p>
          </table:table-cell>
          <table:table-cell table:formula="of:=[.W71]+[.W27]" office:value-type="float" office:value="0.07004" calcext:value-type="float">
            <text:p>0.07004</text:p>
          </table:table-cell>
          <table:table-cell table:formula="of:=[.X71]+[.X27]" office:value-type="float" office:value="0.06879" calcext:value-type="float">
            <text:p>0.06879</text:p>
          </table:table-cell>
          <table:table-cell table:formula="of:=[.Y71]+[.Y27]" office:value-type="float" office:value="0.0435" calcext:value-type="float">
            <text:p>0.04350</text:p>
          </table:table-cell>
          <table:table-cell table:formula="of:=[.Z71]+[.Z27]" office:value-type="float" office:value="0.03029" calcext:value-type="float">
            <text:p>0.03029</text:p>
          </table:table-cell>
          <table:table-cell table:formula="of:=[.AA71]+[.AA27]" office:value-type="float" office:value="0.02206" calcext:value-type="float">
            <text:p>0.02206</text:p>
          </table:table-cell>
          <table:table-cell table:formula="of:=[.AB71]+[.AB27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2]+[.I28]" office:value-type="float" office:value="0.00176" calcext:value-type="float">
            <text:p>0.00176</text:p>
          </table:table-cell>
          <table:table-cell table:formula="of:=[.J72]+[.J28]" office:value-type="float" office:value="0.00474" calcext:value-type="float">
            <text:p>0.00474</text:p>
          </table:table-cell>
          <table:table-cell table:formula="of:=[.K72]+[.K28]" office:value-type="float" office:value="0.01949" calcext:value-type="float">
            <text:p>0.01949</text:p>
          </table:table-cell>
          <table:table-cell table:formula="of:=[.L72]+[.L28]" office:value-type="float" office:value="0.03958" calcext:value-type="float">
            <text:p>0.03958</text:p>
          </table:table-cell>
          <table:table-cell table:formula="of:=[.M72]+[.M28]" office:value-type="float" office:value="0.03102" calcext:value-type="float">
            <text:p>0.03102</text:p>
          </table:table-cell>
          <table:table-cell table:formula="of:=[.N72]+[.N28]" office:value-type="float" office:value="0.01998" calcext:value-type="float">
            <text:p>0.01998</text:p>
          </table:table-cell>
          <table:table-cell table:formula="of:=[.O72]+[.O28]" office:value-type="float" office:value="0.02277" calcext:value-type="float">
            <text:p>0.02277</text:p>
          </table:table-cell>
          <table:table-cell table:formula="of:=[.P72]+[.P28]" office:value-type="float" office:value="0.0163" calcext:value-type="float">
            <text:p>0.01630</text:p>
          </table:table-cell>
          <table:table-cell table:formula="of:=[.Q72]+[.Q28]" office:value-type="float" office:value="0.02006" calcext:value-type="float">
            <text:p>0.02006</text:p>
          </table:table-cell>
          <table:table-cell table:formula="of:=[.R72]+[.R28]" office:value-type="float" office:value="0.01468" calcext:value-type="float">
            <text:p>0.01468</text:p>
          </table:table-cell>
          <table:table-cell table:formula="of:=[.S72]+[.S28]" office:value-type="float" office:value="0.01341" calcext:value-type="float">
            <text:p>0.01341</text:p>
          </table:table-cell>
          <table:table-cell table:formula="of:=[.T72]+[.T28]" office:value-type="float" office:value="0.02961" calcext:value-type="float">
            <text:p>0.02961</text:p>
          </table:table-cell>
          <table:table-cell table:formula="of:=[.U72]+[.U28]" office:value-type="float" office:value="0.02941" calcext:value-type="float">
            <text:p>0.02941</text:p>
          </table:table-cell>
          <table:table-cell table:formula="of:=[.V72]+[.V28]" office:value-type="float" office:value="0.04894" calcext:value-type="float">
            <text:p>0.04894</text:p>
          </table:table-cell>
          <table:table-cell table:formula="of:=[.W72]+[.W28]" office:value-type="float" office:value="0.04161" calcext:value-type="float">
            <text:p>0.04161</text:p>
          </table:table-cell>
          <table:table-cell table:formula="of:=[.X72]+[.X28]" office:value-type="float" office:value="0.03597" calcext:value-type="float">
            <text:p>0.03597</text:p>
          </table:table-cell>
          <table:table-cell table:formula="of:=[.Y72]+[.Y28]" office:value-type="float" office:value="0.03427" calcext:value-type="float">
            <text:p>0.03427</text:p>
          </table:table-cell>
          <table:table-cell table:formula="of:=[.Z72]+[.Z28]" office:value-type="float" office:value="0.02291" calcext:value-type="float">
            <text:p>0.02291</text:p>
          </table:table-cell>
          <table:table-cell table:formula="of:=[.AA72]+[.AA28]" office:value-type="float" office:value="0.00849" calcext:value-type="float">
            <text:p>0.00849</text:p>
          </table:table-cell>
          <table:table-cell table:formula="of:=[.AB72]+[.AB28]" office:value-type="float" office:value="0.01964" calcext:value-type="float">
            <text:p>0.019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3]+[.I29]" office:value-type="float" office:value="0.00689" calcext:value-type="float">
            <text:p>0.00689</text:p>
          </table:table-cell>
          <table:table-cell table:formula="of:=[.J73]+[.J29]" office:value-type="float" office:value="0.00496" calcext:value-type="float">
            <text:p>0.00496</text:p>
          </table:table-cell>
          <table:table-cell table:formula="of:=[.K73]+[.K29]" office:value-type="float" office:value="0.01061" calcext:value-type="float">
            <text:p>0.01061</text:p>
          </table:table-cell>
          <table:table-cell table:formula="of:=[.L73]+[.L29]" office:value-type="float" office:value="0.0149" calcext:value-type="float">
            <text:p>0.01490</text:p>
          </table:table-cell>
          <table:table-cell table:formula="of:=[.M73]+[.M29]" office:value-type="float" office:value="0.0156" calcext:value-type="float">
            <text:p>0.01560</text:p>
          </table:table-cell>
          <table:table-cell table:formula="of:=[.N73]+[.N29]" office:value-type="float" office:value="0.04209" calcext:value-type="float">
            <text:p>0.04209</text:p>
          </table:table-cell>
          <table:table-cell table:formula="of:=[.O73]+[.O29]" office:value-type="float" office:value="0.03715" calcext:value-type="float">
            <text:p>0.03715</text:p>
          </table:table-cell>
          <table:table-cell table:formula="of:=[.P73]+[.P29]" office:value-type="float" office:value="0.05234" calcext:value-type="float">
            <text:p>0.05234</text:p>
          </table:table-cell>
          <table:table-cell table:formula="of:=[.Q73]+[.Q29]" office:value-type="float" office:value="0.03461" calcext:value-type="float">
            <text:p>0.03461</text:p>
          </table:table-cell>
          <table:table-cell table:formula="of:=[.R73]+[.R29]" office:value-type="float" office:value="0.01999" calcext:value-type="float">
            <text:p>0.01999</text:p>
          </table:table-cell>
          <table:table-cell table:formula="of:=[.S73]+[.S29]" office:value-type="float" office:value="0.02533" calcext:value-type="float">
            <text:p>0.02533</text:p>
          </table:table-cell>
          <table:table-cell table:formula="of:=[.T73]+[.T29]" office:value-type="float" office:value="0.01664" calcext:value-type="float">
            <text:p>0.01664</text:p>
          </table:table-cell>
          <table:table-cell table:formula="of:=[.U73]+[.U29]" office:value-type="float" office:value="0.01396" calcext:value-type="float">
            <text:p>0.01396</text:p>
          </table:table-cell>
          <table:table-cell table:formula="of:=[.V73]+[.V29]" office:value-type="float" office:value="0.02016" calcext:value-type="float">
            <text:p>0.02016</text:p>
          </table:table-cell>
          <table:table-cell table:formula="of:=[.W73]+[.W29]" office:value-type="float" office:value="0.01317" calcext:value-type="float">
            <text:p>0.01317</text:p>
          </table:table-cell>
          <table:table-cell table:formula="of:=[.X73]+[.X29]" office:value-type="float" office:value="0.01116" calcext:value-type="float">
            <text:p>0.01116</text:p>
          </table:table-cell>
          <table:table-cell table:formula="of:=[.Y73]+[.Y29]" office:value-type="float" office:value="0.02189" calcext:value-type="float">
            <text:p>0.02189</text:p>
          </table:table-cell>
          <table:table-cell table:formula="of:=[.Z73]+[.Z29]" office:value-type="float" office:value="0.01912" calcext:value-type="float">
            <text:p>0.01912</text:p>
          </table:table-cell>
          <table:table-cell table:formula="of:=[.AA73]+[.AA29]" office:value-type="float" office:value="0.01921" calcext:value-type="float">
            <text:p>0.01921</text:p>
          </table:table-cell>
          <table:table-cell table:formula="of:=[.AB73]+[.AB29]" office:value-type="float" office:value="0.03269" calcext:value-type="float">
            <text:p>0.0326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4]+[.I30]" office:value-type="float" office:value="0.05335" calcext:value-type="float">
            <text:p>0.05335</text:p>
          </table:table-cell>
          <table:table-cell table:formula="of:=[.J74]+[.J30]" office:value-type="float" office:value="0.06381" calcext:value-type="float">
            <text:p>0.06381</text:p>
          </table:table-cell>
          <table:table-cell table:formula="of:=[.K74]+[.K30]" office:value-type="float" office:value="0.0436" calcext:value-type="float">
            <text:p>0.04360</text:p>
          </table:table-cell>
          <table:table-cell table:formula="of:=[.L74]+[.L30]" office:value-type="float" office:value="0.02723" calcext:value-type="float">
            <text:p>0.02723</text:p>
          </table:table-cell>
          <table:table-cell table:formula="of:=[.M74]+[.M30]" office:value-type="float" office:value="0.01193" calcext:value-type="float">
            <text:p>0.01193</text:p>
          </table:table-cell>
          <table:table-cell table:formula="of:=[.N74]+[.N30]" office:value-type="float" office:value="0.00907" calcext:value-type="float">
            <text:p>0.00907</text:p>
          </table:table-cell>
          <table:table-cell table:formula="of:=[.O74]+[.O30]" office:value-type="float" office:value="0.0076" calcext:value-type="float">
            <text:p>0.00760</text:p>
          </table:table-cell>
          <table:table-cell table:formula="of:=[.P74]+[.P30]" office:value-type="float" office:value="0.01062" calcext:value-type="float">
            <text:p>0.01062</text:p>
          </table:table-cell>
          <table:table-cell table:formula="of:=[.Q74]+[.Q30]" office:value-type="float" office:value="0.02292" calcext:value-type="float">
            <text:p>0.02292</text:p>
          </table:table-cell>
          <table:table-cell table:formula="of:=[.R74]+[.R30]" office:value-type="float" office:value="0.02661" calcext:value-type="float">
            <text:p>0.02661</text:p>
          </table:table-cell>
          <table:table-cell table:formula="of:=[.S74]+[.S30]" office:value-type="float" office:value="0.03474" calcext:value-type="float">
            <text:p>0.03474</text:p>
          </table:table-cell>
          <table:table-cell table:formula="of:=[.T74]+[.T30]" office:value-type="float" office:value="0.02903" calcext:value-type="float">
            <text:p>0.02903</text:p>
          </table:table-cell>
          <table:table-cell table:formula="of:=[.U74]+[.U30]" office:value-type="float" office:value="0.02025" calcext:value-type="float">
            <text:p>0.02025</text:p>
          </table:table-cell>
          <table:table-cell table:formula="of:=[.V74]+[.V30]" office:value-type="float" office:value="0.02516" calcext:value-type="float">
            <text:p>0.02516</text:p>
          </table:table-cell>
          <table:table-cell table:formula="of:=[.W74]+[.W30]" office:value-type="float" office:value="0.017" calcext:value-type="float">
            <text:p>0.01700</text:p>
          </table:table-cell>
          <table:table-cell table:formula="of:=[.X74]+[.X30]" office:value-type="float" office:value="0.01934" calcext:value-type="float">
            <text:p>0.01934</text:p>
          </table:table-cell>
          <table:table-cell table:formula="of:=[.Y74]+[.Y30]" office:value-type="float" office:value="0.01948" calcext:value-type="float">
            <text:p>0.01948</text:p>
          </table:table-cell>
          <table:table-cell table:formula="of:=[.Z74]+[.Z30]" office:value-type="float" office:value="0.02216" calcext:value-type="float">
            <text:p>0.02216</text:p>
          </table:table-cell>
          <table:table-cell table:formula="of:=[.AA74]+[.AA30]" office:value-type="float" office:value="0.02415" calcext:value-type="float">
            <text:p>0.02415</text:p>
          </table:table-cell>
          <table:table-cell table:formula="of:=[.AB74]+[.AB30]" office:value-type="float" office:value="0.0274" calcext:value-type="float">
            <text:p>0.0274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5]+[.I31]" office:value-type="float" office:value="0.01486" calcext:value-type="float">
            <text:p>0.01486</text:p>
          </table:table-cell>
          <table:table-cell table:formula="of:=[.J75]+[.J31]" office:value-type="float" office:value="0.00685" calcext:value-type="float">
            <text:p>0.00685</text:p>
          </table:table-cell>
          <table:table-cell table:formula="of:=[.K75]+[.K31]" office:value-type="float" office:value="0.01419" calcext:value-type="float">
            <text:p>0.01419</text:p>
          </table:table-cell>
          <table:table-cell table:formula="of:=[.L75]+[.L31]" office:value-type="float" office:value="0.02363" calcext:value-type="float">
            <text:p>0.02363</text:p>
          </table:table-cell>
          <table:table-cell table:formula="of:=[.M75]+[.M31]" office:value-type="float" office:value="0.0392" calcext:value-type="float">
            <text:p>0.03920</text:p>
          </table:table-cell>
          <table:table-cell table:formula="of:=[.N75]+[.N31]" office:value-type="float" office:value="0.03203" calcext:value-type="float">
            <text:p>0.03203</text:p>
          </table:table-cell>
          <table:table-cell table:formula="of:=[.O75]+[.O31]" office:value-type="float" office:value="0.03006" calcext:value-type="float">
            <text:p>0.03006</text:p>
          </table:table-cell>
          <table:table-cell table:formula="of:=[.P75]+[.P31]" office:value-type="float" office:value="0.01646" calcext:value-type="float">
            <text:p>0.01646</text:p>
          </table:table-cell>
          <table:table-cell table:formula="of:=[.Q75]+[.Q31]" office:value-type="float" office:value="0.01123" calcext:value-type="float">
            <text:p>0.01123</text:p>
          </table:table-cell>
          <table:table-cell table:formula="of:=[.R75]+[.R31]" office:value-type="float" office:value="0.0143" calcext:value-type="float">
            <text:p>0.01430</text:p>
          </table:table-cell>
          <table:table-cell table:formula="of:=[.S75]+[.S31]" office:value-type="float" office:value="0.01328" calcext:value-type="float">
            <text:p>0.01328</text:p>
          </table:table-cell>
          <table:table-cell table:formula="of:=[.T75]+[.T31]" office:value-type="float" office:value="0.02506" calcext:value-type="float">
            <text:p>0.02506</text:p>
          </table:table-cell>
          <table:table-cell table:formula="of:=[.U75]+[.U31]" office:value-type="float" office:value="0.02357" calcext:value-type="float">
            <text:p>0.02357</text:p>
          </table:table-cell>
          <table:table-cell table:formula="of:=[.V75]+[.V31]" office:value-type="float" office:value="0.03856" calcext:value-type="float">
            <text:p>0.03856</text:p>
          </table:table-cell>
          <table:table-cell table:formula="of:=[.W75]+[.W31]" office:value-type="float" office:value="0.03481" calcext:value-type="float">
            <text:p>0.03481</text:p>
          </table:table-cell>
          <table:table-cell table:formula="of:=[.X75]+[.X31]" office:value-type="float" office:value="0.03639" calcext:value-type="float">
            <text:p>0.03639</text:p>
          </table:table-cell>
          <table:table-cell table:formula="of:=[.Y75]+[.Y31]" office:value-type="float" office:value="0.02539" calcext:value-type="float">
            <text:p>0.02539</text:p>
          </table:table-cell>
          <table:table-cell table:formula="of:=[.Z75]+[.Z31]" office:value-type="float" office:value="0.02164" calcext:value-type="float">
            <text:p>0.02164</text:p>
          </table:table-cell>
          <table:table-cell table:formula="of:=[.AA75]+[.AA31]" office:value-type="float" office:value="0.0212" calcext:value-type="float">
            <text:p>0.02120</text:p>
          </table:table-cell>
          <table:table-cell table:formula="of:=[.AB75]+[.AB31]" office:value-type="float" office:value="0.06663" calcext:value-type="float">
            <text:p>0.0666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6]+[.I32]" office:value-type="float" office:value="0.03708" calcext:value-type="float">
            <text:p>0.03708</text:p>
          </table:table-cell>
          <table:table-cell table:formula="of:=[.J76]+[.J32]" office:value-type="float" office:value="0.0289" calcext:value-type="float">
            <text:p>0.02890</text:p>
          </table:table-cell>
          <table:table-cell table:formula="of:=[.K76]+[.K32]" office:value-type="float" office:value="0.02678" calcext:value-type="float">
            <text:p>0.02678</text:p>
          </table:table-cell>
          <table:table-cell table:formula="of:=[.L76]+[.L32]" office:value-type="float" office:value="0.01954" calcext:value-type="float">
            <text:p>0.01954</text:p>
          </table:table-cell>
          <table:table-cell table:formula="of:=[.M76]+[.M32]" office:value-type="float" office:value="0.01866" calcext:value-type="float">
            <text:p>0.01866</text:p>
          </table:table-cell>
          <table:table-cell table:formula="of:=[.N76]+[.N32]" office:value-type="float" office:value="0.01866" calcext:value-type="float">
            <text:p>0.01866</text:p>
          </table:table-cell>
          <table:table-cell table:formula="of:=[.O76]+[.O32]" office:value-type="float" office:value="0.03499" calcext:value-type="float">
            <text:p>0.03499</text:p>
          </table:table-cell>
          <table:table-cell table:formula="of:=[.P76]+[.P32]" office:value-type="float" office:value="0.05351" calcext:value-type="float">
            <text:p>0.05351</text:p>
          </table:table-cell>
          <table:table-cell table:formula="of:=[.Q76]+[.Q32]" office:value-type="float" office:value="0.0436" calcext:value-type="float">
            <text:p>0.04360</text:p>
          </table:table-cell>
          <table:table-cell table:formula="of:=[.R76]+[.R32]" office:value-type="float" office:value="0.04447" calcext:value-type="float">
            <text:p>0.04447</text:p>
          </table:table-cell>
          <table:table-cell table:formula="of:=[.S76]+[.S32]" office:value-type="float" office:value="0.0293" calcext:value-type="float">
            <text:p>0.02930</text:p>
          </table:table-cell>
          <table:table-cell table:formula="of:=[.T76]+[.T32]" office:value-type="float" office:value="0.02382" calcext:value-type="float">
            <text:p>0.02382</text:p>
          </table:table-cell>
          <table:table-cell table:formula="of:=[.U76]+[.U32]" office:value-type="float" office:value="0.01419" calcext:value-type="float">
            <text:p>0.01419</text:p>
          </table:table-cell>
          <table:table-cell table:formula="of:=[.V76]+[.V32]" office:value-type="float" office:value="0.01504" calcext:value-type="float">
            <text:p>0.01504</text:p>
          </table:table-cell>
          <table:table-cell table:formula="of:=[.W76]+[.W32]" office:value-type="float" office:value="0.01787" calcext:value-type="float">
            <text:p>0.01787</text:p>
          </table:table-cell>
          <table:table-cell table:formula="of:=[.X76]+[.X32]" office:value-type="float" office:value="0.02321" calcext:value-type="float">
            <text:p>0.02321</text:p>
          </table:table-cell>
          <table:table-cell table:formula="of:=[.Y76]+[.Y32]" office:value-type="float" office:value="0.02404" calcext:value-type="float">
            <text:p>0.02404</text:p>
          </table:table-cell>
          <table:table-cell table:formula="of:=[.Z76]+[.Z32]" office:value-type="float" office:value="0.03267" calcext:value-type="float">
            <text:p>0.03267</text:p>
          </table:table-cell>
          <table:table-cell table:formula="of:=[.AA76]+[.AA32]" office:value-type="float" office:value="0.02318" calcext:value-type="float">
            <text:p>0.02318</text:p>
          </table:table-cell>
          <table:table-cell table:formula="of:=[.AB76]+[.AB32]" office:value-type="float" office:value="0.04471" calcext:value-type="float">
            <text:p>0.044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7]+[.I33]" office:value-type="float" office:value="0.03525" calcext:value-type="float">
            <text:p>0.03525</text:p>
          </table:table-cell>
          <table:table-cell table:formula="of:=[.J77]+[.J33]" office:value-type="float" office:value="0.05861" calcext:value-type="float">
            <text:p>0.05861</text:p>
          </table:table-cell>
          <table:table-cell table:formula="of:=[.K77]+[.K33]" office:value-type="float" office:value="0.04185" calcext:value-type="float">
            <text:p>0.04185</text:p>
          </table:table-cell>
          <table:table-cell table:formula="of:=[.L77]+[.L33]" office:value-type="float" office:value="0.01599" calcext:value-type="float">
            <text:p>0.01599</text:p>
          </table:table-cell>
          <table:table-cell table:formula="of:=[.M77]+[.M33]" office:value-type="float" office:value="0.00976" calcext:value-type="float">
            <text:p>0.00976</text:p>
          </table:table-cell>
          <table:table-cell table:formula="of:=[.N77]+[.N33]" office:value-type="float" office:value="0.02277" calcext:value-type="float">
            <text:p>0.02277</text:p>
          </table:table-cell>
          <table:table-cell table:formula="of:=[.O77]+[.O33]" office:value-type="float" office:value="0.02344" calcext:value-type="float">
            <text:p>0.02344</text:p>
          </table:table-cell>
          <table:table-cell table:formula="of:=[.P77]+[.P33]" office:value-type="float" office:value="0.02146" calcext:value-type="float">
            <text:p>0.02146</text:p>
          </table:table-cell>
          <table:table-cell table:formula="of:=[.Q77]+[.Q33]" office:value-type="float" office:value="0.01842" calcext:value-type="float">
            <text:p>0.01842</text:p>
          </table:table-cell>
          <table:table-cell table:formula="of:=[.R77]+[.R33]" office:value-type="float" office:value="0.01713" calcext:value-type="float">
            <text:p>0.01713</text:p>
          </table:table-cell>
          <table:table-cell table:formula="of:=[.S77]+[.S33]" office:value-type="float" office:value="0.02186" calcext:value-type="float">
            <text:p>0.02186</text:p>
          </table:table-cell>
          <table:table-cell table:formula="of:=[.T77]+[.T33]" office:value-type="float" office:value="0.02326" calcext:value-type="float">
            <text:p>0.02326</text:p>
          </table:table-cell>
          <table:table-cell table:formula="of:=[.U77]+[.U33]" office:value-type="float" office:value="0.01588" calcext:value-type="float">
            <text:p>0.01588</text:p>
          </table:table-cell>
          <table:table-cell table:formula="of:=[.V77]+[.V33]" office:value-type="float" office:value="0.01891" calcext:value-type="float">
            <text:p>0.01891</text:p>
          </table:table-cell>
          <table:table-cell table:formula="of:=[.W77]+[.W33]" office:value-type="float" office:value="0.01249" calcext:value-type="float">
            <text:p>0.01249</text:p>
          </table:table-cell>
          <table:table-cell table:formula="of:=[.X77]+[.X33]" office:value-type="float" office:value="0.01583" calcext:value-type="float">
            <text:p>0.01583</text:p>
          </table:table-cell>
          <table:table-cell table:formula="of:=[.Y77]+[.Y33]" office:value-type="float" office:value="0.01033" calcext:value-type="float">
            <text:p>0.01033</text:p>
          </table:table-cell>
          <table:table-cell table:formula="of:=[.Z77]+[.Z33]" office:value-type="float" office:value="0.01545" calcext:value-type="float">
            <text:p>0.01545</text:p>
          </table:table-cell>
          <table:table-cell table:formula="of:=[.AA77]+[.AA33]" office:value-type="float" office:value="0.01437" calcext:value-type="float">
            <text:p>0.01437</text:p>
          </table:table-cell>
          <table:table-cell table:formula="of:=[.AB77]+[.AB33]" office:value-type="float" office:value="0.02521" calcext:value-type="float">
            <text:p>0.0252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8]+[.I34]" office:value-type="float" office:value="0.01329" calcext:value-type="float">
            <text:p>0.01329</text:p>
          </table:table-cell>
          <table:table-cell table:formula="of:=[.J78]+[.J34]" office:value-type="float" office:value="0.01974" calcext:value-type="float">
            <text:p>0.01974</text:p>
          </table:table-cell>
          <table:table-cell table:formula="of:=[.K78]+[.K34]" office:value-type="float" office:value="0.01728" calcext:value-type="float">
            <text:p>0.01728</text:p>
          </table:table-cell>
          <table:table-cell table:formula="of:=[.L78]+[.L34]" office:value-type="float" office:value="0.02762" calcext:value-type="float">
            <text:p>0.02762</text:p>
          </table:table-cell>
          <table:table-cell table:formula="of:=[.M78]+[.M34]" office:value-type="float" office:value="0.02908" calcext:value-type="float">
            <text:p>0.02908</text:p>
          </table:table-cell>
          <table:table-cell table:formula="of:=[.N78]+[.N34]" office:value-type="float" office:value="0.03689" calcext:value-type="float">
            <text:p>0.03689</text:p>
          </table:table-cell>
          <table:table-cell table:formula="of:=[.O78]+[.O34]" office:value-type="float" office:value="0.02097" calcext:value-type="float">
            <text:p>0.02097</text:p>
          </table:table-cell>
          <table:table-cell table:formula="of:=[.P78]+[.P34]" office:value-type="float" office:value="0.02077" calcext:value-type="float">
            <text:p>0.02077</text:p>
          </table:table-cell>
          <table:table-cell table:formula="of:=[.Q78]+[.Q34]" office:value-type="float" office:value="0.01289" calcext:value-type="float">
            <text:p>0.01289</text:p>
          </table:table-cell>
          <table:table-cell table:formula="of:=[.R78]+[.R34]" office:value-type="float" office:value="0.01877" calcext:value-type="float">
            <text:p>0.01877</text:p>
          </table:table-cell>
          <table:table-cell table:formula="of:=[.S78]+[.S34]" office:value-type="float" office:value="0.01161" calcext:value-type="float">
            <text:p>0.01161</text:p>
          </table:table-cell>
          <table:table-cell table:formula="of:=[.T78]+[.T34]" office:value-type="float" office:value="0.01284" calcext:value-type="float">
            <text:p>0.01284</text:p>
          </table:table-cell>
          <table:table-cell table:formula="of:=[.U78]+[.U34]" office:value-type="float" office:value="0.02359" calcext:value-type="float">
            <text:p>0.02359</text:p>
          </table:table-cell>
          <table:table-cell table:formula="of:=[.V78]+[.V34]" office:value-type="float" office:value="0.0205" calcext:value-type="float">
            <text:p>0.02050</text:p>
          </table:table-cell>
          <table:table-cell table:formula="of:=[.W78]+[.W34]" office:value-type="float" office:value="0.03294" calcext:value-type="float">
            <text:p>0.03294</text:p>
          </table:table-cell>
          <table:table-cell table:formula="of:=[.X78]+[.X34]" office:value-type="float" office:value="0.02798" calcext:value-type="float">
            <text:p>0.02798</text:p>
          </table:table-cell>
          <table:table-cell table:formula="of:=[.Y78]+[.Y34]" office:value-type="float" office:value="0.02711" calcext:value-type="float">
            <text:p>0.02711</text:p>
          </table:table-cell>
          <table:table-cell table:formula="of:=[.Z78]+[.Z34]" office:value-type="float" office:value="0.01995" calcext:value-type="float">
            <text:p>0.01995</text:p>
          </table:table-cell>
          <table:table-cell table:formula="of:=[.AA78]+[.AA34]" office:value-type="float" office:value="0.01444" calcext:value-type="float">
            <text:p>0.01444</text:p>
          </table:table-cell>
          <table:table-cell table:formula="of:=[.AB78]+[.AB34]" office:value-type="float" office:value="0.02461" calcext:value-type="float">
            <text:p>0.0246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79]+[.I35]" office:value-type="float" office:value="0.00173" calcext:value-type="float">
            <text:p>0.00173</text:p>
          </table:table-cell>
          <table:table-cell table:formula="of:=[.J79]+[.J35]" office:value-type="float" office:value="0.00247" calcext:value-type="float">
            <text:p>0.00247</text:p>
          </table:table-cell>
          <table:table-cell table:formula="of:=[.K79]+[.K35]" office:value-type="float" office:value="0.00532" calcext:value-type="float">
            <text:p>0.00532</text:p>
          </table:table-cell>
          <table:table-cell table:formula="of:=[.L79]+[.L35]" office:value-type="float" office:value="0.00836" calcext:value-type="float">
            <text:p>0.00836</text:p>
          </table:table-cell>
          <table:table-cell table:formula="of:=[.M79]+[.M35]" office:value-type="float" office:value="0.01964" calcext:value-type="float">
            <text:p>0.01964</text:p>
          </table:table-cell>
          <table:table-cell table:formula="of:=[.N79]+[.N35]" office:value-type="float" office:value="0.02711" calcext:value-type="float">
            <text:p>0.02711</text:p>
          </table:table-cell>
          <table:table-cell table:formula="of:=[.O79]+[.O35]" office:value-type="float" office:value="0.03454" calcext:value-type="float">
            <text:p>0.03454</text:p>
          </table:table-cell>
          <table:table-cell table:formula="of:=[.P79]+[.P35]" office:value-type="float" office:value="0.04364" calcext:value-type="float">
            <text:p>0.04364</text:p>
          </table:table-cell>
          <table:table-cell table:formula="of:=[.Q79]+[.Q35]" office:value-type="float" office:value="0.03857" calcext:value-type="float">
            <text:p>0.03857</text:p>
          </table:table-cell>
          <table:table-cell table:formula="of:=[.R79]+[.R35]" office:value-type="float" office:value="0.02876" calcext:value-type="float">
            <text:p>0.02876</text:p>
          </table:table-cell>
          <table:table-cell table:formula="of:=[.S79]+[.S35]" office:value-type="float" office:value="0.01874" calcext:value-type="float">
            <text:p>0.01874</text:p>
          </table:table-cell>
          <table:table-cell table:formula="of:=[.T79]+[.T35]" office:value-type="float" office:value="0.0233" calcext:value-type="float">
            <text:p>0.02330</text:p>
          </table:table-cell>
          <table:table-cell table:formula="of:=[.U79]+[.U35]" office:value-type="float" office:value="0.02355" calcext:value-type="float">
            <text:p>0.02355</text:p>
          </table:table-cell>
          <table:table-cell table:formula="of:=[.V79]+[.V35]" office:value-type="float" office:value="0.03147" calcext:value-type="float">
            <text:p>0.03147</text:p>
          </table:table-cell>
          <table:table-cell table:formula="of:=[.W79]+[.W35]" office:value-type="float" office:value="0.02728" calcext:value-type="float">
            <text:p>0.02728</text:p>
          </table:table-cell>
          <table:table-cell table:formula="of:=[.X79]+[.X35]" office:value-type="float" office:value="0.02875" calcext:value-type="float">
            <text:p>0.02875</text:p>
          </table:table-cell>
          <table:table-cell table:formula="of:=[.Y79]+[.Y35]" office:value-type="float" office:value="0.02769" calcext:value-type="float">
            <text:p>0.02769</text:p>
          </table:table-cell>
          <table:table-cell table:formula="of:=[.Z79]+[.Z35]" office:value-type="float" office:value="0.0262" calcext:value-type="float">
            <text:p>0.02620</text:p>
          </table:table-cell>
          <table:table-cell table:formula="of:=[.AA79]+[.AA35]" office:value-type="float" office:value="0.0229" calcext:value-type="float">
            <text:p>0.02290</text:p>
          </table:table-cell>
          <table:table-cell table:formula="of:=[.AB79]+[.AB35]" office:value-type="float" office:value="0.02895" calcext:value-type="float">
            <text:p>0.028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0]+[.I36]" office:value-type="float" office:value="0" calcext:value-type="float">
            <text:p>0.00000</text:p>
          </table:table-cell>
          <table:table-cell table:formula="of:=[.J80]+[.J36]" office:value-type="float" office:value="0.0008" calcext:value-type="float">
            <text:p>0.00080</text:p>
          </table:table-cell>
          <table:table-cell table:formula="of:=[.K80]+[.K36]" office:value-type="float" office:value="0.00379" calcext:value-type="float">
            <text:p>0.00379</text:p>
          </table:table-cell>
          <table:table-cell table:formula="of:=[.L80]+[.L36]" office:value-type="float" office:value="0.00678" calcext:value-type="float">
            <text:p>0.00678</text:p>
          </table:table-cell>
          <table:table-cell table:formula="of:=[.M80]+[.M36]" office:value-type="float" office:value="0.01489" calcext:value-type="float">
            <text:p>0.01489</text:p>
          </table:table-cell>
          <table:table-cell table:formula="of:=[.N80]+[.N36]" office:value-type="float" office:value="0.01878" calcext:value-type="float">
            <text:p>0.01878</text:p>
          </table:table-cell>
          <table:table-cell table:formula="of:=[.O80]+[.O36]" office:value-type="float" office:value="0.01944" calcext:value-type="float">
            <text:p>0.01944</text:p>
          </table:table-cell>
          <table:table-cell table:formula="of:=[.P80]+[.P36]" office:value-type="float" office:value="0.02393" calcext:value-type="float">
            <text:p>0.02393</text:p>
          </table:table-cell>
          <table:table-cell table:formula="of:=[.Q80]+[.Q36]" office:value-type="float" office:value="0.03722" calcext:value-type="float">
            <text:p>0.03722</text:p>
          </table:table-cell>
          <table:table-cell table:formula="of:=[.R80]+[.R36]" office:value-type="float" office:value="0.04701" calcext:value-type="float">
            <text:p>0.04701</text:p>
          </table:table-cell>
          <table:table-cell table:formula="of:=[.S80]+[.S36]" office:value-type="float" office:value="0.04531" calcext:value-type="float">
            <text:p>0.04531</text:p>
          </table:table-cell>
          <table:table-cell table:formula="of:=[.T80]+[.T36]" office:value-type="float" office:value="0.03278" calcext:value-type="float">
            <text:p>0.03278</text:p>
          </table:table-cell>
          <table:table-cell table:formula="of:=[.U80]+[.U36]" office:value-type="float" office:value="0.03824" calcext:value-type="float">
            <text:p>0.03824</text:p>
          </table:table-cell>
          <table:table-cell table:formula="of:=[.V80]+[.V36]" office:value-type="float" office:value="0.03168" calcext:value-type="float">
            <text:p>0.03168</text:p>
          </table:table-cell>
          <table:table-cell table:formula="of:=[.W80]+[.W36]" office:value-type="float" office:value="0.02488" calcext:value-type="float">
            <text:p>0.02488</text:p>
          </table:table-cell>
          <table:table-cell table:formula="of:=[.X80]+[.X36]" office:value-type="float" office:value="0.02263" calcext:value-type="float">
            <text:p>0.02263</text:p>
          </table:table-cell>
          <table:table-cell table:formula="of:=[.Y80]+[.Y36]" office:value-type="float" office:value="0.02421" calcext:value-type="float">
            <text:p>0.02421</text:p>
          </table:table-cell>
          <table:table-cell table:formula="of:=[.Z80]+[.Z36]" office:value-type="float" office:value="0.02358" calcext:value-type="float">
            <text:p>0.02358</text:p>
          </table:table-cell>
          <table:table-cell table:formula="of:=[.AA80]+[.AA36]" office:value-type="float" office:value="0.02219" calcext:value-type="float">
            <text:p>0.02219</text:p>
          </table:table-cell>
          <table:table-cell table:formula="of:=[.AB80]+[.AB36]" office:value-type="float" office:value="0.04671" calcext:value-type="float">
            <text:p>0.0467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1]+[.I37]" office:value-type="float" office:value="0.00095" calcext:value-type="float">
            <text:p>0.00095</text:p>
          </table:table-cell>
          <table:table-cell table:formula="of:=[.J81]+[.J37]" office:value-type="float" office:value="0.00048" calcext:value-type="float">
            <text:p>0.00048</text:p>
          </table:table-cell>
          <table:table-cell table:formula="of:=[.K81]+[.K37]" office:value-type="float" office:value="0.00369" calcext:value-type="float">
            <text:p>0.00369</text:p>
          </table:table-cell>
          <table:table-cell table:formula="of:=[.L81]+[.L37]" office:value-type="float" office:value="0.00525" calcext:value-type="float">
            <text:p>0.00525</text:p>
          </table:table-cell>
          <table:table-cell table:formula="of:=[.M81]+[.M37]" office:value-type="float" office:value="0.00531" calcext:value-type="float">
            <text:p>0.00531</text:p>
          </table:table-cell>
          <table:table-cell table:formula="of:=[.N81]+[.N37]" office:value-type="float" office:value="0.01037" calcext:value-type="float">
            <text:p>0.01037</text:p>
          </table:table-cell>
          <table:table-cell table:formula="of:=[.O81]+[.O37]" office:value-type="float" office:value="0.00964" calcext:value-type="float">
            <text:p>0.00964</text:p>
          </table:table-cell>
          <table:table-cell table:formula="of:=[.P81]+[.P37]" office:value-type="float" office:value="0.02253" calcext:value-type="float">
            <text:p>0.02253</text:p>
          </table:table-cell>
          <table:table-cell table:formula="of:=[.Q81]+[.Q37]" office:value-type="float" office:value="0.03295" calcext:value-type="float">
            <text:p>0.03295</text:p>
          </table:table-cell>
          <table:table-cell table:formula="of:=[.R81]+[.R37]" office:value-type="float" office:value="0.03007" calcext:value-type="float">
            <text:p>0.03007</text:p>
          </table:table-cell>
          <table:table-cell table:formula="of:=[.S81]+[.S37]" office:value-type="float" office:value="0.03151" calcext:value-type="float">
            <text:p>0.03151</text:p>
          </table:table-cell>
          <table:table-cell table:formula="of:=[.T81]+[.T37]" office:value-type="float" office:value="0.03278" calcext:value-type="float">
            <text:p>0.03278</text:p>
          </table:table-cell>
          <table:table-cell table:formula="of:=[.U81]+[.U37]" office:value-type="float" office:value="0.03626" calcext:value-type="float">
            <text:p>0.03626</text:p>
          </table:table-cell>
          <table:table-cell table:formula="of:=[.V81]+[.V37]" office:value-type="float" office:value="0.04786" calcext:value-type="float">
            <text:p>0.04786</text:p>
          </table:table-cell>
          <table:table-cell table:formula="of:=[.W81]+[.W37]" office:value-type="float" office:value="0.03122" calcext:value-type="float">
            <text:p>0.03122</text:p>
          </table:table-cell>
          <table:table-cell table:formula="of:=[.X81]+[.X37]" office:value-type="float" office:value="0.03289" calcext:value-type="float">
            <text:p>0.03289</text:p>
          </table:table-cell>
          <table:table-cell table:formula="of:=[.Y81]+[.Y37]" office:value-type="float" office:value="0.01979" calcext:value-type="float">
            <text:p>0.01979</text:p>
          </table:table-cell>
          <table:table-cell table:formula="of:=[.Z81]+[.Z37]" office:value-type="float" office:value="0.0163" calcext:value-type="float">
            <text:p>0.01630</text:p>
          </table:table-cell>
          <table:table-cell table:formula="of:=[.AA81]+[.AA37]" office:value-type="float" office:value="0.01483" calcext:value-type="float">
            <text:p>0.01483</text:p>
          </table:table-cell>
          <table:table-cell table:formula="of:=[.AB81]+[.AB37]"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2]+[.I38]" office:value-type="float" office:value="0" calcext:value-type="float">
            <text:p>0.00000</text:p>
          </table:table-cell>
          <table:table-cell table:formula="of:=[.J82]+[.J38]" office:value-type="float" office:value="0.00334" calcext:value-type="float">
            <text:p>0.00334</text:p>
          </table:table-cell>
          <table:table-cell table:formula="of:=[.K82]+[.K38]" office:value-type="float" office:value="0.00802" calcext:value-type="float">
            <text:p>0.00802</text:p>
          </table:table-cell>
          <table:table-cell table:formula="of:=[.L82]+[.L38]" office:value-type="float" office:value="0.00943" calcext:value-type="float">
            <text:p>0.00943</text:p>
          </table:table-cell>
          <table:table-cell table:formula="of:=[.M82]+[.M38]" office:value-type="float" office:value="0.00774" calcext:value-type="float">
            <text:p>0.00774</text:p>
          </table:table-cell>
          <table:table-cell table:formula="of:=[.N82]+[.N38]" office:value-type="float" office:value="0.00538" calcext:value-type="float">
            <text:p>0.00538</text:p>
          </table:table-cell>
          <table:table-cell table:formula="of:=[.O82]+[.O38]" office:value-type="float" office:value="0.01608" calcext:value-type="float">
            <text:p>0.01608</text:p>
          </table:table-cell>
          <table:table-cell table:formula="of:=[.P82]+[.P38]" office:value-type="float" office:value="0.01344" calcext:value-type="float">
            <text:p>0.01344</text:p>
          </table:table-cell>
          <table:table-cell table:formula="of:=[.Q82]+[.Q38]" office:value-type="float" office:value="0.01296" calcext:value-type="float">
            <text:p>0.01296</text:p>
          </table:table-cell>
          <table:table-cell table:formula="of:=[.R82]+[.R38]" office:value-type="float" office:value="0.01527" calcext:value-type="float">
            <text:p>0.01527</text:p>
          </table:table-cell>
          <table:table-cell table:formula="of:=[.S82]+[.S38]" office:value-type="float" office:value="0.02697" calcext:value-type="float">
            <text:p>0.02697</text:p>
          </table:table-cell>
          <table:table-cell table:formula="of:=[.T82]+[.T38]" office:value-type="float" office:value="0.0363" calcext:value-type="float">
            <text:p>0.03630</text:p>
          </table:table-cell>
          <table:table-cell table:formula="of:=[.U82]+[.U38]" office:value-type="float" office:value="0.0302" calcext:value-type="float">
            <text:p>0.03020</text:p>
          </table:table-cell>
          <table:table-cell table:formula="of:=[.V82]+[.V38]" office:value-type="float" office:value="0.03253" calcext:value-type="float">
            <text:p>0.03253</text:p>
          </table:table-cell>
          <table:table-cell table:formula="of:=[.W82]+[.W38]" office:value-type="float" office:value="0.03672" calcext:value-type="float">
            <text:p>0.03672</text:p>
          </table:table-cell>
          <table:table-cell table:formula="of:=[.X82]+[.X38]" office:value-type="float" office:value="0.03475" calcext:value-type="float">
            <text:p>0.03475</text:p>
          </table:table-cell>
          <table:table-cell table:formula="of:=[.Y82]+[.Y38]" office:value-type="float" office:value="0.0423" calcext:value-type="float">
            <text:p>0.04230</text:p>
          </table:table-cell>
          <table:table-cell table:formula="of:=[.Z82]+[.Z38]" office:value-type="float" office:value="0.02624" calcext:value-type="float">
            <text:p>0.02624</text:p>
          </table:table-cell>
          <table:table-cell table:formula="of:=[.AA82]+[.AA38]" office:value-type="float" office:value="0.01454" calcext:value-type="float">
            <text:p>0.01454</text:p>
          </table:table-cell>
          <table:table-cell table:formula="of:=[.AB82]+[.AB38]" office:value-type="float" office:value="0.01999" calcext:value-type="float">
            <text:p>0.019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3]+[.I39]" office:value-type="float" office:value="0.00364" calcext:value-type="float">
            <text:p>0.00364</text:p>
          </table:table-cell>
          <table:table-cell table:formula="of:=[.J83]+[.J39]" office:value-type="float" office:value="0.00437" calcext:value-type="float">
            <text:p>0.00437</text:p>
          </table:table-cell>
          <table:table-cell table:formula="of:=[.K83]+[.K39]" office:value-type="float" office:value="0.01248" calcext:value-type="float">
            <text:p>0.01248</text:p>
          </table:table-cell>
          <table:table-cell table:formula="of:=[.L83]+[.L39]" office:value-type="float" office:value="0.02043" calcext:value-type="float">
            <text:p>0.02043</text:p>
          </table:table-cell>
          <table:table-cell table:formula="of:=[.M83]+[.M39]" office:value-type="float" office:value="0.01686" calcext:value-type="float">
            <text:p>0.01686</text:p>
          </table:table-cell>
          <table:table-cell table:formula="of:=[.N83]+[.N39]" office:value-type="float" office:value="0.0138" calcext:value-type="float">
            <text:p>0.01380</text:p>
          </table:table-cell>
          <table:table-cell table:formula="of:=[.O83]+[.O39]" office:value-type="float" office:value="0.01677" calcext:value-type="float">
            <text:p>0.01677</text:p>
          </table:table-cell>
          <table:table-cell table:formula="of:=[.P83]+[.P39]" office:value-type="float" office:value="0.01505" calcext:value-type="float">
            <text:p>0.01505</text:p>
          </table:table-cell>
          <table:table-cell table:formula="of:=[.Q83]+[.Q39]" office:value-type="float" office:value="0.01821" calcext:value-type="float">
            <text:p>0.01821</text:p>
          </table:table-cell>
          <table:table-cell table:formula="of:=[.R83]+[.R39]" office:value-type="float" office:value="0.0132" calcext:value-type="float">
            <text:p>0.01320</text:p>
          </table:table-cell>
          <table:table-cell table:formula="of:=[.S83]+[.S39]" office:value-type="float" office:value="0.01805" calcext:value-type="float">
            <text:p>0.01805</text:p>
          </table:table-cell>
          <table:table-cell table:formula="of:=[.T83]+[.T39]" office:value-type="float" office:value="0.02026" calcext:value-type="float">
            <text:p>0.02026</text:p>
          </table:table-cell>
          <table:table-cell table:formula="of:=[.U83]+[.U39]" office:value-type="float" office:value="0.01612" calcext:value-type="float">
            <text:p>0.01612</text:p>
          </table:table-cell>
          <table:table-cell table:formula="of:=[.V83]+[.V39]" office:value-type="float" office:value="0.02952" calcext:value-type="float">
            <text:p>0.02952</text:p>
          </table:table-cell>
          <table:table-cell table:formula="of:=[.W83]+[.W39]" office:value-type="float" office:value="0.02745" calcext:value-type="float">
            <text:p>0.02745</text:p>
          </table:table-cell>
          <table:table-cell table:formula="of:=[.X83]+[.X39]" office:value-type="float" office:value="0.02573" calcext:value-type="float">
            <text:p>0.02573</text:p>
          </table:table-cell>
          <table:table-cell table:formula="of:=[.Y83]+[.Y39]" office:value-type="float" office:value="0.02416" calcext:value-type="float">
            <text:p>0.02416</text:p>
          </table:table-cell>
          <table:table-cell table:formula="of:=[.Z83]+[.Z39]" office:value-type="float" office:value="0.02042" calcext:value-type="float">
            <text:p>0.02042</text:p>
          </table:table-cell>
          <table:table-cell table:formula="of:=[.AA83]+[.AA39]" office:value-type="float" office:value="0.01154" calcext:value-type="float">
            <text:p>0.01154</text:p>
          </table:table-cell>
          <table:table-cell table:formula="of:=[.AB83]+[.AB39]" office:value-type="float" office:value="0.01646" calcext:value-type="float">
            <text:p>0.016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4]+[.I40]" office:value-type="float" office:value="0.00247" calcext:value-type="float">
            <text:p>0.00247</text:p>
          </table:table-cell>
          <table:table-cell table:formula="of:=[.J84]+[.J40]" office:value-type="float" office:value="0.00398" calcext:value-type="float">
            <text:p>0.00398</text:p>
          </table:table-cell>
          <table:table-cell table:formula="of:=[.K84]+[.K40]" office:value-type="float" office:value="0.01202" calcext:value-type="float">
            <text:p>0.01202</text:p>
          </table:table-cell>
          <table:table-cell table:formula="of:=[.L84]+[.L40]" office:value-type="float" office:value="0.01593" calcext:value-type="float">
            <text:p>0.01593</text:p>
          </table:table-cell>
          <table:table-cell table:formula="of:=[.M84]+[.M40]" office:value-type="float" office:value="0.01281" calcext:value-type="float">
            <text:p>0.01281</text:p>
          </table:table-cell>
          <table:table-cell table:formula="of:=[.N84]+[.N40]" office:value-type="float" office:value="0.0227" calcext:value-type="float">
            <text:p>0.02270</text:p>
          </table:table-cell>
          <table:table-cell table:formula="of:=[.O84]+[.O40]" office:value-type="float" office:value="0.03362" calcext:value-type="float">
            <text:p>0.03362</text:p>
          </table:table-cell>
          <table:table-cell table:formula="of:=[.P84]+[.P40]" office:value-type="float" office:value="0.02474" calcext:value-type="float">
            <text:p>0.02474</text:p>
          </table:table-cell>
          <table:table-cell table:formula="of:=[.Q84]+[.Q40]" office:value-type="float" office:value="0.01742" calcext:value-type="float">
            <text:p>0.01742</text:p>
          </table:table-cell>
          <table:table-cell table:formula="of:=[.R84]+[.R40]" office:value-type="float" office:value="0.01742" calcext:value-type="float">
            <text:p>0.01742</text:p>
          </table:table-cell>
          <table:table-cell table:formula="of:=[.S84]+[.S40]" office:value-type="float" office:value="0.01532" calcext:value-type="float">
            <text:p>0.01532</text:p>
          </table:table-cell>
          <table:table-cell table:formula="of:=[.T84]+[.T40]" office:value-type="float" office:value="0.01955" calcext:value-type="float">
            <text:p>0.01955</text:p>
          </table:table-cell>
          <table:table-cell table:formula="of:=[.U84]+[.U40]" office:value-type="float" office:value="0.02169" calcext:value-type="float">
            <text:p>0.02169</text:p>
          </table:table-cell>
          <table:table-cell table:formula="of:=[.V84]+[.V40]" office:value-type="float" office:value="0.02644" calcext:value-type="float">
            <text:p>0.02644</text:p>
          </table:table-cell>
          <table:table-cell table:formula="of:=[.W84]+[.W40]" office:value-type="float" office:value="0.02341" calcext:value-type="float">
            <text:p>0.02341</text:p>
          </table:table-cell>
          <table:table-cell table:formula="of:=[.X84]+[.X40]" office:value-type="float" office:value="0.02094" calcext:value-type="float">
            <text:p>0.02094</text:p>
          </table:table-cell>
          <table:table-cell table:formula="of:=[.Y84]+[.Y40]" office:value-type="float" office:value="0.02315" calcext:value-type="float">
            <text:p>0.02315</text:p>
          </table:table-cell>
          <table:table-cell table:formula="of:=[.Z84]+[.Z40]" office:value-type="float" office:value="0.02811" calcext:value-type="float">
            <text:p>0.02811</text:p>
          </table:table-cell>
          <table:table-cell table:formula="of:=[.AA84]+[.AA40]" office:value-type="float" office:value="0.01318" calcext:value-type="float">
            <text:p>0.01318</text:p>
          </table:table-cell>
          <table:table-cell table:formula="of:=[.AB84]+[.AB40]" office:value-type="float" office:value="0.04342" calcext:value-type="float">
            <text:p>0.04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5]+[.I41]" office:value-type="float" office:value="0.00082" calcext:value-type="float">
            <text:p>0.00082</text:p>
          </table:table-cell>
          <table:table-cell table:formula="of:=[.J85]+[.J41]" office:value-type="float" office:value="0.00253" calcext:value-type="float">
            <text:p>0.00253</text:p>
          </table:table-cell>
          <table:table-cell table:formula="of:=[.K85]+[.K41]" office:value-type="float" office:value="0.01232" calcext:value-type="float">
            <text:p>0.01232</text:p>
          </table:table-cell>
          <table:table-cell table:formula="of:=[.L85]+[.L41]" office:value-type="float" office:value="0.01451" calcext:value-type="float">
            <text:p>0.01451</text:p>
          </table:table-cell>
          <table:table-cell table:formula="of:=[.M85]+[.M41]" office:value-type="float" office:value="0.01006" calcext:value-type="float">
            <text:p>0.01006</text:p>
          </table:table-cell>
          <table:table-cell table:formula="of:=[.N85]+[.N41]" office:value-type="float" office:value="0.01741" calcext:value-type="float">
            <text:p>0.01741</text:p>
          </table:table-cell>
          <table:table-cell table:formula="of:=[.O85]+[.O41]" office:value-type="float" office:value="0.01341" calcext:value-type="float">
            <text:p>0.01341</text:p>
          </table:table-cell>
          <table:table-cell table:formula="of:=[.P85]+[.P41]" office:value-type="float" office:value="0.02352" calcext:value-type="float">
            <text:p>0.02352</text:p>
          </table:table-cell>
          <table:table-cell table:formula="of:=[.Q85]+[.Q41]" office:value-type="float" office:value="0.02798" calcext:value-type="float">
            <text:p>0.02798</text:p>
          </table:table-cell>
          <table:table-cell table:formula="of:=[.R85]+[.R41]" office:value-type="float" office:value="0.02607" calcext:value-type="float">
            <text:p>0.02607</text:p>
          </table:table-cell>
          <table:table-cell table:formula="of:=[.S85]+[.S41]" office:value-type="float" office:value="0.03226" calcext:value-type="float">
            <text:p>0.03226</text:p>
          </table:table-cell>
          <table:table-cell table:formula="of:=[.T85]+[.T41]" office:value-type="float" office:value="0.03482" calcext:value-type="float">
            <text:p>0.03482</text:p>
          </table:table-cell>
          <table:table-cell table:formula="of:=[.U85]+[.U41]" office:value-type="float" office:value="0.03028" calcext:value-type="float">
            <text:p>0.03028</text:p>
          </table:table-cell>
          <table:table-cell table:formula="of:=[.V85]+[.V41]" office:value-type="float" office:value="0.03192" calcext:value-type="float">
            <text:p>0.03192</text:p>
          </table:table-cell>
          <table:table-cell table:formula="of:=[.W85]+[.W41]" office:value-type="float" office:value="0.03436" calcext:value-type="float">
            <text:p>0.03436</text:p>
          </table:table-cell>
          <table:table-cell table:formula="of:=[.X85]+[.X41]" office:value-type="float" office:value="0.03244" calcext:value-type="float">
            <text:p>0.03244</text:p>
          </table:table-cell>
          <table:table-cell table:formula="of:=[.Y85]+[.Y41]" office:value-type="float" office:value="0.03397" calcext:value-type="float">
            <text:p>0.03397</text:p>
          </table:table-cell>
          <table:table-cell table:formula="of:=[.Z85]+[.Z41]" office:value-type="float" office:value="0.04308" calcext:value-type="float">
            <text:p>0.04308</text:p>
          </table:table-cell>
          <table:table-cell table:formula="of:=[.AA85]+[.AA41]" office:value-type="float" office:value="0.03945" calcext:value-type="float">
            <text:p>0.03945</text:p>
          </table:table-cell>
          <table:table-cell table:formula="of:=[.AB85]+[.AB41]" office:value-type="float" office:value="0.07491" calcext:value-type="float">
            <text:p>0.0749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6]+[.I42]" office:value-type="float" office:value="0" calcext:value-type="float">
            <text:p>0.00000</text:p>
          </table:table-cell>
          <table:table-cell table:formula="of:=[.J86]+[.J42]" office:value-type="float" office:value="0.00046" calcext:value-type="float">
            <text:p>0.00046</text:p>
          </table:table-cell>
          <table:table-cell table:formula="of:=[.K86]+[.K42]" office:value-type="float" office:value="0.00259" calcext:value-type="float">
            <text:p>0.00259</text:p>
          </table:table-cell>
          <table:table-cell table:formula="of:=[.L86]+[.L42]" office:value-type="float" office:value="0.003" calcext:value-type="float">
            <text:p>0.00300</text:p>
          </table:table-cell>
          <table:table-cell table:formula="of:=[.M86]+[.M42]" office:value-type="float" office:value="0.01598" calcext:value-type="float">
            <text:p>0.01598</text:p>
          </table:table-cell>
          <table:table-cell table:formula="of:=[.N86]+[.N42]" office:value-type="float" office:value="0.03132" calcext:value-type="float">
            <text:p>0.03132</text:p>
          </table:table-cell>
          <table:table-cell table:formula="of:=[.O86]+[.O42]" office:value-type="float" office:value="0.04368" calcext:value-type="float">
            <text:p>0.04368</text:p>
          </table:table-cell>
          <table:table-cell table:formula="of:=[.P86]+[.P42]" office:value-type="float" office:value="0.03479" calcext:value-type="float">
            <text:p>0.03479</text:p>
          </table:table-cell>
          <table:table-cell table:formula="of:=[.Q86]+[.Q42]" office:value-type="float" office:value="0.03127" calcext:value-type="float">
            <text:p>0.03127</text:p>
          </table:table-cell>
          <table:table-cell table:formula="of:=[.R86]+[.R42]" office:value-type="float" office:value="0.0192" calcext:value-type="float">
            <text:p>0.01920</text:p>
          </table:table-cell>
          <table:table-cell table:formula="of:=[.S86]+[.S42]" office:value-type="float" office:value="0.02307" calcext:value-type="float">
            <text:p>0.02307</text:p>
          </table:table-cell>
          <table:table-cell table:formula="of:=[.T86]+[.T42]" office:value-type="float" office:value="0.03258" calcext:value-type="float">
            <text:p>0.03258</text:p>
          </table:table-cell>
          <table:table-cell table:formula="of:=[.U86]+[.U42]" office:value-type="float" office:value="0.03357" calcext:value-type="float">
            <text:p>0.03357</text:p>
          </table:table-cell>
          <table:table-cell table:formula="of:=[.V86]+[.V42]" office:value-type="float" office:value="0.03086" calcext:value-type="float">
            <text:p>0.03086</text:p>
          </table:table-cell>
          <table:table-cell table:formula="of:=[.W86]+[.W42]" office:value-type="float" office:value="0.03724" calcext:value-type="float">
            <text:p>0.03724</text:p>
          </table:table-cell>
          <table:table-cell table:formula="of:=[.X86]+[.X42]" office:value-type="float" office:value="0.0258" calcext:value-type="float">
            <text:p>0.02580</text:p>
          </table:table-cell>
          <table:table-cell table:formula="of:=[.Y86]+[.Y42]" office:value-type="float" office:value="0.02237" calcext:value-type="float">
            <text:p>0.02237</text:p>
          </table:table-cell>
          <table:table-cell table:formula="of:=[.Z86]+[.Z42]" office:value-type="float" office:value="0.01888" calcext:value-type="float">
            <text:p>0.01888</text:p>
          </table:table-cell>
          <table:table-cell table:formula="of:=[.AA86]+[.AA42]" office:value-type="float" office:value="0.01799" calcext:value-type="float">
            <text:p>0.01799</text:p>
          </table:table-cell>
          <table:table-cell table:formula="of:=[.AB86]+[.AB42]"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7]+[.I43]" office:value-type="float" office:value="0.01049" calcext:value-type="float">
            <text:p>0.01049</text:p>
          </table:table-cell>
          <table:table-cell table:formula="of:=[.J87]+[.J43]" office:value-type="float" office:value="0.02068" calcext:value-type="float">
            <text:p>0.02068</text:p>
          </table:table-cell>
          <table:table-cell table:formula="of:=[.K87]+[.K43]" office:value-type="float" office:value="0.01027" calcext:value-type="float">
            <text:p>0.01027</text:p>
          </table:table-cell>
          <table:table-cell table:formula="of:=[.L87]+[.L43]" office:value-type="float" office:value="0.00933" calcext:value-type="float">
            <text:p>0.00933</text:p>
          </table:table-cell>
          <table:table-cell table:formula="of:=[.M87]+[.M43]" office:value-type="float" office:value="0.00465" calcext:value-type="float">
            <text:p>0.00465</text:p>
          </table:table-cell>
          <table:table-cell table:formula="of:=[.N87]+[.N43]" office:value-type="float" office:value="0.01101" calcext:value-type="float">
            <text:p>0.01101</text:p>
          </table:table-cell>
          <table:table-cell table:formula="of:=[.O87]+[.O43]" office:value-type="float" office:value="0.01577" calcext:value-type="float">
            <text:p>0.01577</text:p>
          </table:table-cell>
          <table:table-cell table:formula="of:=[.P87]+[.P43]" office:value-type="float" office:value="0.01488" calcext:value-type="float">
            <text:p>0.01488</text:p>
          </table:table-cell>
          <table:table-cell table:formula="of:=[.Q87]+[.Q43]" office:value-type="float" office:value="0.02441" calcext:value-type="float">
            <text:p>0.02441</text:p>
          </table:table-cell>
          <table:table-cell table:formula="of:=[.R87]+[.R43]" office:value-type="float" office:value="0.01865" calcext:value-type="float">
            <text:p>0.01865</text:p>
          </table:table-cell>
          <table:table-cell table:formula="of:=[.S87]+[.S43]" office:value-type="float" office:value="0.02854" calcext:value-type="float">
            <text:p>0.02854</text:p>
          </table:table-cell>
          <table:table-cell table:formula="of:=[.T87]+[.T43]" office:value-type="float" office:value="0.02032" calcext:value-type="float">
            <text:p>0.02032</text:p>
          </table:table-cell>
          <table:table-cell table:formula="of:=[.U87]+[.U43]" office:value-type="float" office:value="0.0235" calcext:value-type="float">
            <text:p>0.02350</text:p>
          </table:table-cell>
          <table:table-cell table:formula="of:=[.V87]+[.V43]" office:value-type="float" office:value="0.03182" calcext:value-type="float">
            <text:p>0.03182</text:p>
          </table:table-cell>
          <table:table-cell table:formula="of:=[.W87]+[.W43]" office:value-type="float" office:value="0.02404" calcext:value-type="float">
            <text:p>0.02404</text:p>
          </table:table-cell>
          <table:table-cell table:formula="of:=[.X87]+[.X43]" office:value-type="float" office:value="0.03383" calcext:value-type="float">
            <text:p>0.03383</text:p>
          </table:table-cell>
          <table:table-cell table:formula="of:=[.Y87]+[.Y43]" office:value-type="float" office:value="0.03129" calcext:value-type="float">
            <text:p>0.03129</text:p>
          </table:table-cell>
          <table:table-cell table:formula="of:=[.Z87]+[.Z43]" office:value-type="float" office:value="0.02818" calcext:value-type="float">
            <text:p>0.02818</text:p>
          </table:table-cell>
          <table:table-cell table:formula="of:=[.AA87]+[.AA43]" office:value-type="float" office:value="0.02777" calcext:value-type="float">
            <text:p>0.02777</text:p>
          </table:table-cell>
          <table:table-cell table:formula="of:=[.AB87]+[.AB43]" office:value-type="float" office:value="0.07956" calcext:value-type="float">
            <text:p>0.0795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I88]+[.I44]" office:value-type="float" office:value="0.00664" calcext:value-type="float">
            <text:p>0.00664</text:p>
          </table:table-cell>
          <table:table-cell table:formula="of:=[.J88]+[.J44]" office:value-type="float" office:value="0.00092" calcext:value-type="float">
            <text:p>0.00092</text:p>
          </table:table-cell>
          <table:table-cell table:formula="of:=[.K88]+[.K44]" office:value-type="float" office:value="0.00263" calcext:value-type="float">
            <text:p>0.00263</text:p>
          </table:table-cell>
          <table:table-cell table:formula="of:=[.L88]+[.L44]" office:value-type="float" office:value="0.00322" calcext:value-type="float">
            <text:p>0.00322</text:p>
          </table:table-cell>
          <table:table-cell table:formula="of:=[.M88]+[.M44]" office:value-type="float" office:value="0.00414" calcext:value-type="float">
            <text:p>0.00414</text:p>
          </table:table-cell>
          <table:table-cell table:formula="of:=[.N88]+[.N44]" office:value-type="float" office:value="0.00426" calcext:value-type="float">
            <text:p>0.00426</text:p>
          </table:table-cell>
          <table:table-cell table:formula="of:=[.O88]+[.O44]" office:value-type="float" office:value="0.00337" calcext:value-type="float">
            <text:p>0.00337</text:p>
          </table:table-cell>
          <table:table-cell table:formula="of:=[.P88]+[.P44]" office:value-type="float" office:value="0.00833" calcext:value-type="float">
            <text:p>0.00833</text:p>
          </table:table-cell>
          <table:table-cell table:formula="of:=[.Q88]+[.Q44]" office:value-type="float" office:value="0.00688" calcext:value-type="float">
            <text:p>0.00688</text:p>
          </table:table-cell>
          <table:table-cell table:formula="of:=[.R88]+[.R44]" office:value-type="float" office:value="0.01293" calcext:value-type="float">
            <text:p>0.01293</text:p>
          </table:table-cell>
          <table:table-cell table:formula="of:=[.S88]+[.S44]" office:value-type="float" office:value="0.00853" calcext:value-type="float">
            <text:p>0.00853</text:p>
          </table:table-cell>
          <table:table-cell table:formula="of:=[.T88]+[.T44]" office:value-type="float" office:value="0.01452" calcext:value-type="float">
            <text:p>0.01452</text:p>
          </table:table-cell>
          <table:table-cell table:formula="of:=[.U88]+[.U44]" office:value-type="float" office:value="0.01273" calcext:value-type="float">
            <text:p>0.01273</text:p>
          </table:table-cell>
          <table:table-cell table:formula="of:=[.V88]+[.V44]" office:value-type="float" office:value="0.02535" calcext:value-type="float">
            <text:p>0.02535</text:p>
          </table:table-cell>
          <table:table-cell table:formula="of:=[.W88]+[.W44]" office:value-type="float" office:value="0.01953" calcext:value-type="float">
            <text:p>0.01953</text:p>
          </table:table-cell>
          <table:table-cell table:formula="of:=[.X88]+[.X44]" office:value-type="float" office:value="0.02134" calcext:value-type="float">
            <text:p>0.02134</text:p>
          </table:table-cell>
          <table:table-cell table:formula="of:=[.Y88]+[.Y44]" office:value-type="float" office:value="0.02405" calcext:value-type="float">
            <text:p>0.02405</text:p>
          </table:table-cell>
          <table:table-cell table:formula="of:=[.Z88]+[.Z44]" office:value-type="float" office:value="0.0389" calcext:value-type="float">
            <text:p>0.03890</text:p>
          </table:table-cell>
          <table:table-cell table:formula="of:=[.AA88]+[.AA44]" office:value-type="float" office:value="0.03242" calcext:value-type="float">
            <text:p>0.03242</text:p>
          </table:table-cell>
          <table:table-cell table:formula="of:=[.AB88]+[.AB44]" office:value-type="float" office:value="0.07093" calcext:value-type="float">
            <text:p>0.0709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style-name="Default"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style-name="Default"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style-name="Default"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style-name="Default"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style-name="Default"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style-name="Default"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style-name="Default"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style-name="Default"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style-name="Default"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style-name="Default"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style-name="Default"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style-name="Default"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7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7"/>
        </table:table-row>
      </table:table>
      <table:table table:name="lf_bsfrf" table:style-name="ta1"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rvey_NMF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463.32" calcext:value-type="float">
            <text:p>135463.32</text:p>
          </table:table-cell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0149.49" calcext:value-type="float">
            <text:p>260149.49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5411.43" calcext:value-type="float">
            <text:p>235411.43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192.71" calcext:value-type="float">
            <text:p>203192.71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715" calcext:value-type="float">
            <text:p>103715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8047.18" calcext:value-type="float">
            <text:p>168047.18</text:p>
          </table:table-cell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161.2" calcext:value-type="float">
            <text:p>69161.2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232.86" calcext:value-type="float">
            <text:p>73232.86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368.02" calcext:value-type="float">
            <text:p>35368.02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281.53" calcext:value-type="float">
            <text:p>98281.53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03.7" calcext:value-type="float">
            <text:p>27203.7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113.63" calcext:value-type="float">
            <text:p>41113.63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410.5" calcext:value-type="float">
            <text:p>47410.5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852.58" calcext:value-type="float">
            <text:p>35852.58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967.75" calcext:value-type="float">
            <text:p>42967.75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271.64" calcext:value-type="float">
            <text:p>39271.64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458.39" calcext:value-type="float">
            <text:p>67458.39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42.52" calcext:value-type="float">
            <text:p>25442.5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217.5" calcext:value-type="float">
            <text:p>36217.5</text:p>
          </table:table-cell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285.54" calcext:value-type="float">
            <text:p>23285.54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670.53" calcext:value-type="float">
            <text:p>27670.53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77.48" calcext:value-type="float">
            <text:p>27277.48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719.57" calcext:value-type="float">
            <text:p>60719.57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693.73" calcext:value-type="float">
            <text:p>46693.73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126.53" calcext:value-type="float">
            <text:p>45126.53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924.68" calcext:value-type="float">
            <text:p>38924.68</text:p>
          </table:table-cell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367.49" calcext:value-type="float">
            <text:p>28367.49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596.97" calcext:value-type="float">
            <text:p>45596.97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997.93" calcext:value-type="float">
            <text:p>74997.93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090.07" calcext:value-type="float">
            <text:p>91090.07</text:p>
          </table:table-cell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471.45" calcext:value-type="float">
            <text:p>55471.45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948.59" calcext:value-type="float">
            <text:p>51948.59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064.23" calcext:value-type="float">
            <text:p>59064.23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945.65" calcext:value-type="float">
            <text:p>67945.65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692.76" calcext:value-type="float">
            <text:p>43692.76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555.62" calcext:value-type="float">
            <text:p>39555.62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529.87" calcext:value-type="float">
            <text:p>27529.87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830.44" calcext:value-type="float">
            <text:p>30830.44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833.23" calcext:value-type="float">
            <text:p>39833.23</text:p>
          </table:table-cell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859.12" calcext:value-type="float">
            <text:p>60859.12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919.28" calcext:value-type="float">
            <text:p>36919.28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302.6" calcext:value-type="float">
            <text:p>27302.6</text:p>
          </table:table-cell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7267.28" calcext:value-type="float">
            <text:p>67267.28</text:p>
          </table:table-cell>
          <table:table-cell office:value-type="float" office:value="0.193" calcext:value-type="float">
            <text:p>0.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1718.04" calcext:value-type="float">
            <text:p>71718.04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0249.63" calcext:value-type="float">
            <text:p>140249.63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6351.82" calcext:value-type="float">
            <text:p>146351.82</text:p>
          </table:table-cell>
          <table:table-cell office:value-type="float" office:value="0.144" calcext:value-type="float">
            <text:p>0.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911.67" calcext:value-type="float">
            <text:p>63911.67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275.03" calcext:value-type="float">
            <text:p>81275.03</text:p>
          </table:table-cell>
          <table:table-cell office:value-type="float" office:value="0.221" calcext:value-type="float">
            <text:p>0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507.85" calcext:value-type="float">
            <text:p>63507.85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506.74" calcext:value-type="float">
            <text:p>70506.74</text:p>
          </table:table-cell>
          <table:table-cell office:value-type="float" office:value="0.251" calcext:value-type="float">
            <text:p>0.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951.7" calcext:value-type="float">
            <text:p>13951.7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029.97" calcext:value-type="float">
            <text:p>57029.97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330.79" calcext:value-type="float">
            <text:p>7330.79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44.78" calcext:value-type="float">
            <text:p>7044.78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852.72" calcext:value-type="float">
            <text:p>22852.72</text:p>
          </table:table-cell>
          <table:table-cell office:value-type="float" office:value="0.209" calcext:value-type="float">
            <text:p>0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519.6" calcext:value-type="float">
            <text:p>19519.6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973.56" calcext:value-type="float">
            <text:p>12973.56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049.25" calcext:value-type="float">
            <text:p>21049.25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96.54" calcext:value-type="float">
            <text:p>17596.54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244.8" calcext:value-type="float">
            <text:p>12244.8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485.53" calcext:value-type="float">
            <text:p>17485.53</text:p>
          </table:table-cell>
          <table:table-cell office:value-type="float" office:value="0.198" calcext:value-type="float">
            <text:p>0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49.36" calcext:value-type="float">
            <text:p>9049.36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725.74" calcext:value-type="float">
            <text:p>10725.74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371.13" calcext:value-type="float">
            <text:p>17371.13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557.1" calcext:value-type="float">
            <text:p>24557.1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481.97" calcext:value-type="float">
            <text:p>38481.97</text:p>
          </table:table-cell>
          <table:table-cell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477.34" calcext:value-type="float">
            <text:p>20477.34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417.67" calcext:value-type="float">
            <text:p>29417.67</text:p>
          </table:table-cell>
          <table:table-cell office:value-type="float" office:value="0.222" calcext:value-type="float">
            <text:p>0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820.57" calcext:value-type="float">
            <text:p>24820.57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188.87" calcext:value-type="float">
            <text:p>24188.87</text:p>
          </table:table-cell>
          <table:table-cell office:value-type="float" office:value="0.202" calcext:value-type="float">
            <text:p>0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796.11" calcext:value-type="float">
            <text:p>41796.11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819.81" calcext:value-type="float">
            <text:p>40819.81</text:p>
          </table:table-cell>
          <table:table-cell office:value-type="float" office:value="0.321" calcext:value-type="float">
            <text:p>0.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869.83" calcext:value-type="float">
            <text:p>51869.83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727.75" calcext:value-type="float">
            <text:p>43727.75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777.06" calcext:value-type="float">
            <text:p>45777.06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484.48" calcext:value-type="float">
            <text:p>46484.48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979.95" calcext:value-type="float">
            <text:p>47979.95</text:p>
          </table:table-cell>
          <table:table-cell office:value-type="float" office:value="0.326" calcext:value-type="float">
            <text:p>0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086.47" calcext:value-type="float">
            <text:p>42086.47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523.28" calcext:value-type="float">
            <text:p>39523.28</text:p>
          </table:table-cell>
          <table:table-cell office:value-type="float" office:value="0.211" calcext:value-type="float">
            <text:p>0.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417.78" calcext:value-type="float">
            <text:p>30417.78</text:p>
          </table:table-cell>
          <table:table-cell office:value-type="float" office:value="0.232" calcext:value-type="float">
            <text:p>0.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576.58" calcext:value-type="float">
            <text:p>22576.58</text:p>
          </table:table-cell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243.87" calcext:value-type="float">
            <text:p>53243.87</text:p>
          </table:table-cell>
          <table:table-cell office:value-type="float" office:value="0.191" calcext:value-type="float">
            <text:p>0.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320.77" calcext:value-type="float">
            <text:p>27320.77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928.4" calcext:value-type="float">
            <text:p>33928.4</text:p>
          </table:table-cell>
          <table:table-cell office:value-type="float" office:value="0.194" calcext:value-type="float">
            <text:p>0.19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4:10:25.300009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7-01-27T14:47:45.358176633</dc:date>
    <meta:editing-duration>PT2H55M48S</meta:editing-duration>
    <meta:editing-cycles>72</meta:editing-cycles>
    <meta:generator>LibreOffice/5.1.4.2$Linux_X86_64 LibreOffice_project/10m0$Build-2</meta:generator>
    <meta:document-statistic meta:table-count="9" meta:cell-count="12560" meta:object-count="0"/>
  </office:meta>
</office:document-meta>
</file>